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auto-grow-width="true" fo:min-height="0.314cm" fo:min-width="1.539cm" fo:padding-top="0cm" fo:padding-bottom="0cm" fo:padding-left="0cm" fo:padding-right="0cm"/>
    </style:style>
    <style:style style:name="gr2" style:family="graphic" style:parent-style-name="standard">
      <style:graphic-properties draw:stroke="solid" draw:stroke-dash="Dashed_20__28_var_29__20_4" svg:stroke-width="0.035cm" svg:stroke-color="#000000" draw:stroke-linejoin="round" svg:stroke-linecap="butt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standard">
      <style:graphic-properties draw:stroke="solid" draw:stroke-dash="Dashed_20__28_var_29__20_4" svg:stroke-width="0.035cm" svg:stroke-color="#000000" draw:stroke-linejoin="round" svg:stroke-linecap="butt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314cm" fo:min-width="0.76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314cm" fo:min-width="0.64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314cm" fo:min-width="0.69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314cm" fo:min-width="1.3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314cm" fo:min-width="1.632cm" fo:padding-top="0cm" fo:padding-bottom="0cm" fo:padding-left="0cm" fo:padding-right="0cm"/>
    </style:style>
    <style:style style:name="gr9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314cm" fo:min-width="0.916cm" fo:padding-top="0cm" fo:padding-bottom="0cm" fo:padding-left="0cm" fo:padding-right="0cm"/>
    </style:style>
    <style:style style:name="gr11" style:family="graphic" style:parent-style-name="standard">
      <style:graphic-properties draw:stroke="solid" draw:stroke-dash="Dashed_20__28_var_29__20_4" svg:stroke-width="0.035cm" svg:stroke-color="#000000" draw:stroke-linejoin="round" svg:stroke-linecap="butt" draw:fill="none" draw:fill-color="#ffffff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314cm" fo:min-width="0.7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314cm" fo:min-width="1.518cm" fo:padding-top="0cm" fo:padding-bottom="0cm" fo:padding-left="0cm" fo:padding-right="0cm"/>
    </style:style>
    <style:style style:name="gr14" style:family="graphic" style:parent-style-name="standard">
      <style:graphic-properties draw:stroke="solid" draw:stroke-dash="Dashed_20__28_var_29__20_4" svg:stroke-width="0.06cm" svg:stroke-color="#66ff00" draw:stroke-linejoin="round" svg:stroke-linecap="butt" draw:textarea-horizontal-align="center" draw:textarea-vertical-align="middle" fo:padding-top="0.03cm" fo:padding-bottom="0.03cm" fo:padding-left="0.03cm" fo:padding-right="0.03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289cm" fo:min-width="0.29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14cm" fo:min-width="0.14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14cm" fo:min-width="1.41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14cm" fo:min-width="1.67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14cm" fo:min-width="1.17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314cm" fo:min-width="1.03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14cm" fo:min-width="1.107cm" fo:padding-top="0cm" fo:padding-bottom="0cm" fo:padding-left="0cm" fo:padding-right="0cm"/>
    </style:style>
    <style:style style:name="gr22" style:family="graphic" style:parent-style-name="standard">
      <style:graphic-properties draw:stroke="dash" draw:stroke-dash="Dashed_20__28_var_29_" svg:stroke-width="0.08cm" svg:stroke-color="#6666ff" draw:stroke-linejoin="round" svg:stroke-linecap="butt" draw:textarea-horizontal-align="center" draw:textarea-vertical-align="middle" fo:padding-top="0.04cm" fo:padding-bottom="0.04cm" fo:padding-left="0.04cm" fo:padding-right="0.04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39cm" fo:min-width="1.8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314cm" fo:min-width="0.599cm" fo:padding-top="0cm" fo:padding-bottom="0cm" fo:padding-left="0cm" fo:padding-right="0cm"/>
    </style:style>
    <style:style style:name="gr25" style:family="graphic" style:parent-style-name="standard">
      <style:graphic-properties draw:stroke="solid" draw:stroke-dash="Dashed_20__28_var_29_" svg:stroke-width="0.035cm" svg:stroke-color="#000000" draw:stroke-linejoin="round" svg:stroke-linecap="butt" draw:textarea-horizontal-align="center" draw:textarea-vertical-align="middle" fo:padding-top="0.017cm" fo:padding-bottom="0.017cm" fo:padding-left="0.017cm" fo:padding-right="0.017cm"/>
    </style:style>
    <style:style style:name="gr26" style:family="graphic" style:parent-style-name="standard">
      <style:graphic-properties draw:stroke="solid" draw:stroke-dash="Dashed_20__28_var_29__20_4" svg:stroke-width="0.06cm" svg:stroke-color="#ff33ff" draw:stroke-linejoin="round" svg:stroke-linecap="butt" draw:textarea-horizontal-align="center" draw:textarea-vertical-align="middle" fo:padding-top="0.03cm" fo:padding-bottom="0.03cm" fo:padding-left="0.03cm" fo:padding-right="0.03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353cm" fo:min-width="0.86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314cm" fo:min-width="1.24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314cm" fo:min-width="0.23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314cm" fo:min-width="0.518cm" fo:padding-top="0cm" fo:padding-bottom="0cm" fo:padding-left="0cm" fo:padding-right="0cm"/>
    </style:style>
    <style:style style:name="gr31" style:family="graphic" style:parent-style-name="standard">
      <style:graphic-properties draw:stroke="solid" draw:stroke-dash="Dashed_20__28_var_29__20_4" svg:stroke-width="0.04cm" svg:stroke-color="#000000" draw:stroke-linejoin="round" svg:stroke-linecap="butt" draw:fill="none" draw:fill-color="#ffffff" draw:textarea-horizontal-align="center" draw:textarea-vertical-align="middle" fo:padding-top="0.02cm" fo:padding-bottom="0.02cm" fo:padding-left="0.02cm" fo:padding-right="0.02cm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314cm" fo:min-width="1.31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fill-color="#ffffff" draw:textarea-horizontal-align="left" draw:auto-grow-width="true" fo:min-height="0.314cm" fo:min-width="1.78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fill-color="#ffffff" draw:textarea-horizontal-align="left" draw:auto-grow-width="true" fo:min-height="0.4cm" fo:min-width="1.983cm" fo:padding-top="0cm" fo:padding-bottom="0cm" fo:padding-left="0cm" fo:padding-right="0cm"/>
    </style:style>
    <style:style style:name="gr35" style:family="graphic" style:parent-style-name="standard">
      <style:graphic-properties draw:stroke="solid" draw:stroke-dash="Dashed_20__28_var_29__20_4" svg:stroke-width="0.035cm" svg:stroke-color="#ff3333" draw:stroke-linejoin="round" svg:stroke-linecap="butt" draw:fill="none" draw:fill-color="#ffffff" draw:textarea-horizontal-align="center" draw:textarea-vertical-align="middle" fo:padding-top="0.017cm" fo:padding-bottom="0.017cm" fo:padding-left="0.017cm" fo:padding-right="0.017cm"/>
    </style:style>
    <style:style style:name="gr36" style:family="graphic" style:parent-style-name="standard">
      <style:graphic-properties draw:stroke="none" draw:fill="none" draw:fill-color="#ffffff" draw:textarea-horizontal-align="left" draw:auto-grow-width="true" fo:min-height="0.314cm" fo:min-width="1.23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314cm" fo:min-width="0.9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314cm" fo:min-width="0.806cm" fo:padding-top="0cm" fo:padding-bottom="0cm" fo:padding-left="0cm" fo:padding-right="0cm"/>
    </style:style>
    <style:style style:name="gr39" style:family="graphic" style:parent-style-name="standard">
      <style:graphic-properties draw:stroke="solid" draw:stroke-dash="Dashed_20__28_var_29__20_4" svg:stroke-width="0.035cm" svg:stroke-color="#ff3333" draw:stroke-linejoin="round" svg:stroke-linecap="butt" draw:textarea-horizontal-align="center" draw:textarea-vertical-align="middle" fo:padding-top="0.017cm" fo:padding-bottom="0.017cm" fo:padding-left="0.017cm" fo:padding-right="0.017cm"/>
    </style:style>
    <style:style style:name="gr40" style:family="graphic" style:parent-style-name="standard">
      <style:graphic-properties draw:stroke="none" draw:stroke-dash="Dashed_20__28_var_29__20_4" svg:stroke-width="0cm" svg:stroke-color="#ff3333" draw:stroke-linejoin="none" svg:stroke-linecap="butt" draw:fill="solid" draw:fill-color="#ff3333" draw:textarea-horizontal-align="center" draw:textarea-vertical-align="middle"/>
    </style:style>
    <style:style style:name="gr41" style:family="graphic" style:parent-style-name="standard">
      <style:graphic-properties draw:stroke="none" draw:fill="none" draw:fill-color="#ffffff" draw:textarea-horizontal-align="left" draw:auto-grow-width="true" fo:min-height="0.314cm" fo:min-width="1.29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fill-color="#ffffff" draw:textarea-horizontal-align="left" draw:auto-grow-width="true" fo:min-height="0.314cm" fo:min-width="0.726cm" fo:padding-top="0cm" fo:padding-bottom="0cm" fo:padding-left="0cm" fo:padding-right="0cm"/>
    </style:style>
    <style:style style:name="gr43" style:family="graphic" style:parent-style-name="standard">
      <style:graphic-properties draw:stroke="solid" draw:stroke-dash="Dashed_20__28_var_29__20_4" svg:stroke-width="0.035cm" svg:stroke-color="#000000" draw:stroke-linejoin="round" svg:stroke-linecap="butt" draw:fill="none" draw:fill-color="#ff3333" draw:textarea-horizontal-align="center" draw:textarea-vertical-align="middle" fo:padding-top="0.017cm" fo:padding-bottom="0.017cm" fo:padding-left="0.017cm" fo:padding-right="0.017cm"/>
    </style:style>
    <style:style style:name="gr44" style:family="graphic" style:parent-style-name="standard">
      <style:graphic-properties draw:stroke="solid" draw:stroke-dash="Dashed_20__28_var_29_" svg:stroke-width="0.04cm" svg:stroke-color="#000000" draw:stroke-linejoin="round" svg:stroke-linecap="butt" draw:textarea-horizontal-align="center" draw:textarea-vertical-align="middle" fo:padding-top="0.02cm" fo:padding-bottom="0.02cm" fo:padding-left="0.02cm" fo:padding-right="0.02cm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239cm" fo:min-width="0.41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239cm" fo:min-width="0.971cm" fo:padding-top="0cm" fo:padding-bottom="0cm" fo:padding-left="0cm" fo:padding-right="0cm"/>
    </style:style>
    <style:style style:name="P1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font-name-complex="Times New Roman" style:font-size-complex="8pt" style:text-scale="100%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000000" style:text-outline="false" style:text-line-through-style="none" style:text-line-through-type="none" style:font-name="Symbola" fo:font-size="8pt" fo:font-style="normal" fo:text-shadow="none" style:text-underline-style="none" fo:font-weight="normal" style:text-underline-mode="continuous" style:text-overline-mode="continuous" style:text-line-through-mode="continuous" style:font-name-asian="Symbola" style:font-size-asian="8pt" style:font-name-complex="Symbola" style:font-size-complex="8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6666ff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font-name-complex="Times New Roman" style:font-size-complex="10pt" style:text-scale="100%" style:text-overline-style="none" style:text-overline-color="font-color"/>
    </style:style>
    <style:style style:name="P8" style:family="paragraph">
      <loext:graphic-properties draw:fill="none" draw:fill-color="#ffffff"/>
      <style:text-properties fo:color="#ff33ff" style:text-outline="false" style:text-line-through-style="none" style:text-line-through-type="none" style:font-name="Times New Roman" fo:font-size="9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font-name-complex="Times New Roman" style:font-size-complex="9pt" style:text-scale="100%" style:text-overline-style="none" style:text-overline-color="font-color"/>
    </style:style>
    <style:style style:name="P9" style:family="paragraph">
      <loext:graphic-properties draw:fill="none" draw:fill-color="#ffffff"/>
      <style:text-properties fo:color="#ff3333" style:text-outline="false" style:text-line-through-style="none" style:text-line-through-typ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font-name-complex="Times New Roman" style:font-size-complex="8pt" style:text-scale="100%" style:text-overline-style="none" style:text-overline-color="font-color"/>
    </style:style>
    <style:style style:name="P10" style:family="paragraph">
      <loext:graphic-properties draw:fill="solid" draw:fill-color="#ff3333"/>
      <style:paragraph-properties fo:text-align="center"/>
    </style:style>
    <style:style style:name="P11" style:family="paragraph">
      <loext:graphic-properties draw:fill="none" draw:fill-color="#ff3333"/>
      <style:paragraph-properties fo:text-align="center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ans2" fo:font-size="6pt" fo:font-style="normal" fo:text-shadow="none" style:text-underline-style="none" fo:font-weight="bold" style:text-underline-mode="continuous" style:text-overline-mode="continuous" style:text-line-through-mode="continuous" style:font-name-asian="Liberation Sans2" style:font-size-asian="6pt" style:font-name-complex="Liberation Sans2" style:font-size-complex="6pt" style:text-scale="100%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font-name-complex="Times New Roman" style:font-size-complex="8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ymbola" fo:font-size="8pt" fo:font-style="normal" fo:text-shadow="none" style:text-underline-style="none" fo:font-weight="normal" style:text-underline-mode="continuous" style:text-overline-mode="continuous" style:text-line-through-mode="continuous" style:font-name-asian="Symbola" style:font-size-asian="8pt" style:font-name-complex="Symbola" style:font-size-complex="8pt" style:text-scale="100%" style:text-overline-style="none" style:text-overline-color="font-color"/>
    </style:style>
    <style:style style:name="T3" style:family="text">
      <style:text-properties fo:color="#6666ff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font-name-complex="Times New Roman" style:font-size-complex="10pt" style:text-scale="100%" style:text-overline-style="none" style:text-overline-color="font-color"/>
    </style:style>
    <style:style style:name="T4" style:family="text">
      <style:text-properties fo:color="#ff33ff" style:text-outline="false" style:text-line-through-style="none" style:text-line-through-type="none" style:font-name="Times New Roman" fo:font-size="9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9pt" style:font-name-complex="Times New Roman" style:font-size-complex="9pt" style:text-scale="100%" style:text-overline-style="none" style:text-overline-color="font-color"/>
    </style:style>
    <style:style style:name="T5" style:family="text">
      <style:text-properties fo:color="#ff3333" style:text-outline="false" style:text-line-through-style="none" style:text-line-through-typ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font-name-complex="Times New Roman" style:font-size-complex="8pt" style:text-scale="100%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2" fo:font-size="6pt" fo:font-style="normal" fo:text-shadow="none" style:text-underline-style="none" fo:font-weight="bold" style:text-underline-mode="continuous" style:text-overline-mode="continuous" style:text-line-through-mode="continuous" style:font-name-asian="Liberation Sans2" style:font-size-asian="6pt" style:font-name-complex="Liberation Sans2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39cm" svg:height="0.314cm" svg:x="0.65cm" svg:y="0.464cm">
          <draw:text-box>
            <text:p><text:span text:style-name="T1">L</text:span><text:span text:style-name="T1">W</text:span><text:span text:style-name="T1">A</text:span><text:span text:style-name="T1"> </text:span><text:span text:style-name="T1">a</text:span><text:span text:style-name="T1">n</text:span><text:span text:style-name="T1">t</text:span><text:span text:style-name="T1">e</text:span><text:span text:style-name="T1">n</text:span><text:span text:style-name="T1">n</text:span><text:span text:style-name="T1">a</text:span></text:p>
          </draw:text-box>
        </draw:frame>
        <draw:line draw:style-name="gr2" draw:text-style-name="P2" draw:layer="layout" svg:x1="0.719cm" svg:y1="1.119cm" svg:x2="1.328cm" svg:y2="1.728cm">
          <text:p/>
        </draw:line>
        <draw:line draw:style-name="gr2" draw:text-style-name="P2" draw:layer="layout" svg:x1="0.79cm" svg:y1="1.454cm" svg:x2="1.054cm" svg:y2="1.19cm">
          <text:p/>
        </draw:line>
        <draw:polygon draw:style-name="gr3" draw:text-style-name="P3" draw:layer="layout" svg:width="0.811cm" svg:height="0.81cm" svg:x="0.516cm" svg:y="0.916cm" svg:viewBox="0 0 812 811" draw:points="406,0 0,406 812,811">
          <text:p/>
        </draw:polygon>
        <draw:line draw:style-name="gr2" draw:text-style-name="P2" draw:layer="layout" svg:x1="1.997cm" svg:y1="2.397cm" svg:x2="1.388cm" svg:y2="1.788cm">
          <text:p/>
        </draw:line>
        <draw:line draw:style-name="gr2" draw:text-style-name="P2" draw:layer="layout" svg:x1="1.662cm" svg:y1="2.326cm" svg:x2="1.926cm" svg:y2="2.062cm">
          <text:p/>
        </draw:line>
        <draw:polygon draw:style-name="gr3" draw:text-style-name="P3" draw:layer="layout" svg:width="0.811cm" svg:height="0.81cm" svg:x="1.388cm" svg:y="1.789cm" svg:viewBox="0 0 812 811" draw:points="812,405 406,811 0,0">
          <text:p/>
        </draw:polygon>
        <draw:line draw:style-name="gr2" draw:text-style-name="P2" draw:layer="layout" svg:x1="1.328cm" svg:y1="1.728cm" svg:x2="1.389cm" svg:y2="1.789cm">
          <text:p/>
        </draw:line>
        <draw:line draw:style-name="gr2" draw:text-style-name="P2" draw:layer="layout" svg:x1="0.719cm" svg:y1="2.397cm" svg:x2="1.328cm" svg:y2="1.788cm">
          <text:p/>
        </draw:line>
        <draw:line draw:style-name="gr2" draw:text-style-name="P2" draw:layer="layout" svg:x1="1.054cm" svg:y1="2.326cm" svg:x2="0.79cm" svg:y2="2.062cm">
          <text:p/>
        </draw:line>
        <draw:polygon draw:style-name="gr3" draw:text-style-name="P3" draw:layer="layout" svg:width="0.81cm" svg:height="0.811cm" svg:x="0.516cm" svg:y="1.788cm" svg:viewBox="0 0 811 812" draw:points="0,406 406,812 811,0">
          <text:p/>
        </draw:polygon>
        <draw:line draw:style-name="gr2" draw:text-style-name="P2" draw:layer="layout" svg:x1="1.997cm" svg:y1="1.119cm" svg:x2="1.388cm" svg:y2="1.728cm">
          <text:p/>
        </draw:line>
        <draw:line draw:style-name="gr2" draw:text-style-name="P2" draw:layer="layout" svg:x1="1.926cm" svg:y1="1.454cm" svg:x2="1.662cm" svg:y2="1.19cm">
          <text:p/>
        </draw:line>
        <draw:polygon draw:style-name="gr3" draw:text-style-name="P3" draw:layer="layout" svg:width="0.81cm" svg:height="0.811cm" svg:x="1.389cm" svg:y="0.916cm" svg:viewBox="0 0 811 812" draw:points="405,0 811,406 0,812">
          <text:p/>
        </draw:polygon>
        <draw:line draw:style-name="gr2" draw:text-style-name="P2" draw:layer="layout" svg:x1="1.328cm" svg:y1="1.789cm" svg:x2="1.389cm" svg:y2="1.728cm">
          <text:p/>
        </draw:line>
        <draw:line draw:style-name="gr2" draw:text-style-name="P2" draw:layer="layout" svg:x1="1.41cm" svg:y1="1.697cm" svg:x2="2.5cm" svg:y2="1.7cm">
          <text:p/>
        </draw:line>
        <draw:line draw:style-name="gr2" draw:text-style-name="P2" draw:layer="layout" svg:x1="1.41cm" svg:y1="1.81cm" svg:x2="2.5cm" svg:y2="1.8cm">
          <text:p/>
        </draw:line>
        <draw:frame draw:style-name="gr4" draw:text-style-name="P1" draw:layer="layout" svg:width="0.764cm" svg:height="0.314cm" svg:x="2.65cm" svg:y="0.728cm">
          <draw:text-box>
            <text:p><text:span text:style-name="T1">Active</text:span></text:p>
          </draw:text-box>
        </draw:frame>
        <draw:frame draw:style-name="gr5" draw:text-style-name="P1" draw:layer="layout" svg:width="0.641cm" svg:height="0.314cm" svg:x="2.712cm" svg:y="1.041cm">
          <draw:text-box>
            <text:p><text:span text:style-name="T1">balun</text:span></text:p>
          </draw:text-box>
        </draw:frame>
        <draw:frame draw:style-name="gr6" draw:text-style-name="P1" draw:layer="layout" svg:width="0.696cm" svg:height="0.314cm" svg:x="2.55cm" svg:y="1.646cm">
          <draw:text-box>
            <text:p><text:span text:style-name="T1">35 dB</text:span></text:p>
          </draw:text-box>
        </draw:frame>
        <draw:polygon draw:style-name="gr3" draw:text-style-name="P3" draw:layer="layout" svg:width="1cm" svg:height="1cm" svg:x="2.499cm" svg:y="1.3cm" svg:viewBox="0 0 1001 1001" draw:points="1001,500 0,1001 0,0">
          <text:p/>
        </draw:polygon>
        <draw:line draw:style-name="gr2" draw:text-style-name="P2" draw:layer="layout" svg:x1="3.31cm" svg:y1="1.7cm" svg:x2="6.3cm" svg:y2="1.7cm">
          <text:p/>
        </draw:line>
        <draw:line draw:style-name="gr2" draw:text-style-name="P2" draw:layer="layout" svg:x1="3.31cm" svg:y1="1.9cm" svg:x2="6.3cm" svg:y2="1.9cm">
          <text:p/>
        </draw:line>
        <draw:line draw:style-name="gr2" draw:text-style-name="P2" draw:layer="layout" svg:x1="0.719cm" svg:y1="3.019cm" svg:x2="1.328cm" svg:y2="3.628cm">
          <text:p/>
        </draw:line>
        <draw:line draw:style-name="gr2" draw:text-style-name="P2" draw:layer="layout" svg:x1="0.79cm" svg:y1="3.354cm" svg:x2="1.054cm" svg:y2="3.09cm">
          <text:p/>
        </draw:line>
        <draw:polygon draw:style-name="gr3" draw:text-style-name="P3" draw:layer="layout" svg:width="0.811cm" svg:height="0.81cm" svg:x="0.516cm" svg:y="2.816cm" svg:viewBox="0 0 812 811" draw:points="406,0 0,406 812,811">
          <text:p/>
        </draw:polygon>
        <draw:line draw:style-name="gr2" draw:text-style-name="P2" draw:layer="layout" svg:x1="1.997cm" svg:y1="4.296cm" svg:x2="1.388cm" svg:y2="3.687cm">
          <text:p/>
        </draw:line>
        <draw:line draw:style-name="gr2" draw:text-style-name="P2" draw:layer="layout" svg:x1="1.662cm" svg:y1="4.225cm" svg:x2="1.926cm" svg:y2="3.961cm">
          <text:p/>
        </draw:line>
        <draw:polygon draw:style-name="gr3" draw:text-style-name="P3" draw:layer="layout" svg:width="0.811cm" svg:height="0.81cm" svg:x="1.388cm" svg:y="3.688cm" svg:viewBox="0 0 812 811" draw:points="812,405 406,811 0,0">
          <text:p/>
        </draw:polygon>
        <draw:line draw:style-name="gr2" draw:text-style-name="P2" draw:layer="layout" svg:x1="1.328cm" svg:y1="3.627cm" svg:x2="1.389cm" svg:y2="3.688cm">
          <text:p/>
        </draw:line>
        <draw:line draw:style-name="gr2" draw:text-style-name="P2" draw:layer="layout" svg:x1="0.719cm" svg:y1="4.296cm" svg:x2="1.328cm" svg:y2="3.687cm">
          <text:p/>
        </draw:line>
        <draw:line draw:style-name="gr2" draw:text-style-name="P2" draw:layer="layout" svg:x1="1.054cm" svg:y1="4.225cm" svg:x2="0.79cm" svg:y2="3.961cm">
          <text:p/>
        </draw:line>
        <draw:polygon draw:style-name="gr3" draw:text-style-name="P3" draw:layer="layout" svg:width="0.81cm" svg:height="0.811cm" svg:x="0.516cm" svg:y="3.687cm" svg:viewBox="0 0 811 812" draw:points="0,406 406,812 811,0">
          <text:p/>
        </draw:polygon>
        <draw:line draw:style-name="gr2" draw:text-style-name="P2" draw:layer="layout" svg:x1="1.997cm" svg:y1="3.019cm" svg:x2="1.388cm" svg:y2="3.628cm">
          <text:p/>
        </draw:line>
        <draw:line draw:style-name="gr2" draw:text-style-name="P2" draw:layer="layout" svg:x1="1.926cm" svg:y1="3.354cm" svg:x2="1.662cm" svg:y2="3.09cm">
          <text:p/>
        </draw:line>
        <draw:polygon draw:style-name="gr3" draw:text-style-name="P3" draw:layer="layout" svg:width="0.81cm" svg:height="0.811cm" svg:x="1.389cm" svg:y="2.816cm" svg:viewBox="0 0 811 812" draw:points="405,0 811,406 0,812">
          <text:p/>
        </draw:polygon>
        <draw:line draw:style-name="gr2" draw:text-style-name="P2" draw:layer="layout" svg:x1="1.328cm" svg:y1="3.688cm" svg:x2="1.389cm" svg:y2="3.627cm">
          <text:p/>
        </draw:line>
        <draw:line draw:style-name="gr2" draw:text-style-name="P2" draw:layer="layout" svg:x1="1.41cm" svg:y1="3.596cm" svg:x2="2.5cm" svg:y2="3.599cm">
          <text:p/>
        </draw:line>
        <draw:line draw:style-name="gr2" draw:text-style-name="P2" draw:layer="layout" svg:x1="1.41cm" svg:y1="3.709cm" svg:x2="2.5cm" svg:y2="3.699cm">
          <text:p/>
        </draw:line>
        <draw:frame draw:style-name="gr6" draw:text-style-name="P1" draw:layer="layout" svg:width="0.696cm" svg:height="0.314cm" svg:x="2.55cm" svg:y="3.545cm">
          <draw:text-box>
            <text:p><text:span text:style-name="T1">35 dB</text:span></text:p>
          </draw:text-box>
        </draw:frame>
        <draw:polygon draw:style-name="gr3" draw:text-style-name="P3" draw:layer="layout" svg:width="1cm" svg:height="1cm" svg:x="2.499cm" svg:y="3.199cm" svg:viewBox="0 0 1001 1001" draw:points="1001,500 0,1001 0,0">
          <text:p/>
        </draw:polygon>
        <draw:line draw:style-name="gr2" draw:text-style-name="P2" draw:layer="layout" svg:x1="3.31cm" svg:y1="3.599cm" svg:x2="3.7cm" svg:y2="3.599cm">
          <text:p/>
        </draw:line>
        <draw:line draw:style-name="gr2" draw:text-style-name="P2" draw:layer="layout" svg:x1="3.31cm" svg:y1="3.799cm" svg:x2="3.9cm" svg:y2="3.799cm">
          <text:p/>
        </draw:line>
        <draw:line draw:style-name="gr2" draw:text-style-name="P2" draw:layer="layout" svg:x1="3.9cm" svg:y1="2.3cm" svg:x2="3.9cm" svg:y2="3.8cm">
          <text:p/>
        </draw:line>
        <draw:line draw:style-name="gr2" draw:text-style-name="P2" draw:layer="layout" svg:x1="3.7cm" svg:y1="2.1cm" svg:x2="3.7cm" svg:y2="3.6cm">
          <text:p/>
        </draw:line>
        <draw:line draw:style-name="gr2" draw:text-style-name="P2" draw:layer="layout" svg:x1="3.71cm" svg:y1="2.11cm" svg:x2="6.3cm" svg:y2="2.1cm">
          <text:p/>
        </draw:line>
        <draw:line draw:style-name="gr2" draw:text-style-name="P2" draw:layer="layout" svg:x1="3.9cm" svg:y1="2.3cm" svg:x2="6.3cm" svg:y2="2.3cm">
          <text:p/>
        </draw:line>
        <draw:frame draw:style-name="gr7" draw:text-style-name="P1" draw:layer="layout" svg:width="1.361cm" svg:height="0.314cm" svg:x="4.186cm" svg:y="2.551cm">
          <draw:text-box>
            <text:p><text:span text:style-name="T1">100-m coax</text:span></text:p>
          </draw:text-box>
        </draw:frame>
        <draw:frame draw:style-name="gr8" draw:text-style-name="P1" draw:layer="layout" svg:width="1.632cm" svg:height="0.314cm" svg:x="4.05cm" svg:y="2.864cm">
          <draw:text-box>
            <text:p><text:span text:style-name="T1">LMR-400-DB</text:span></text:p>
          </draw:text-box>
        </draw:frame>
        <draw:path draw:style-name="gr9" draw:text-style-name="P4" draw:layer="layout" svg:width="1cm" svg:height="1cm" svg:x="4.3cm" svg:y="1.5cm" svg:viewBox="0 0 1001 1001" svg:d="M704 0h297l-705 1001h-296zM0 0zM1001 1001z">
          <text:p/>
        </draw:path>
        <draw:line draw:style-name="gr2" draw:text-style-name="P2" draw:layer="layout" svg:x1="4.6cm" svg:y1="2.5cm" svg:x2="5.3cm" svg:y2="1.5cm">
          <text:p/>
        </draw:line>
        <draw:line draw:style-name="gr2" draw:text-style-name="P2" draw:layer="layout" svg:x1="4.3cm" svg:y1="2.5cm" svg:x2="5cm" svg:y2="1.5cm">
          <text:p/>
        </draw:line>
        <draw:frame draw:style-name="gr10" draw:text-style-name="P1" draw:layer="layout" svg:width="0.916cm" svg:height="0.314cm" svg:x="6.45cm" svg:y="1.864cm">
          <draw:text-box>
            <text:p><text:span text:style-name="T1">Bias tee</text:span></text:p>
          </draw:text-box>
        </draw:frame>
        <draw:polygon draw:style-name="gr11" draw:text-style-name="P5" draw:layer="layout" svg:width="1.199cm" svg:height="0.799cm" svg:x="6.3cm" svg:y="1.6cm" svg:viewBox="0 0 1200 800" draw:points="600,800 0,800 0,0 1200,0 1200,800">
          <text:p/>
        </draw:polygon>
        <draw:frame draw:style-name="gr12" draw:text-style-name="P1" draw:layer="layout" svg:width="0.76cm" svg:height="0.314cm" svg:x="6.529cm" svg:y="0.851cm">
          <draw:text-box>
            <text:p><text:span text:style-name="T1">ZFBT-</text:span></text:p>
          </draw:text-box>
        </draw:frame>
        <draw:frame draw:style-name="gr13" draw:text-style-name="P1" draw:layer="layout" svg:width="1.518cm" svg:height="0.314cm" svg:x="6.15cm" svg:y="1.164cm">
          <draw:text-box>
            <text:p><text:span text:style-name="T1">4R2GW-FT+</text:span></text:p>
          </draw:text-box>
        </draw:frame>
        <draw:line draw:style-name="gr14" draw:text-style-name="P2" draw:layer="layout" svg:x1="12.949cm" svg:y1="5.999cm" svg:x2="12.831cm" svg:y2="5.999cm">
          <text:p/>
        </draw:line>
        <draw:line draw:style-name="gr14" draw:text-style-name="P2" draw:layer="layout" svg:x1="12.713cm" svg:y1="5.999cm" svg:x2="12.594cm" svg:y2="5.999cm">
          <text:p/>
        </draw:line>
        <draw:line draw:style-name="gr14" draw:text-style-name="P2" draw:layer="layout" svg:x1="12.476cm" svg:y1="5.999cm" svg:x2="12.358cm" svg:y2="5.999cm">
          <text:p/>
        </draw:line>
        <draw:line draw:style-name="gr14" draw:text-style-name="P2" draw:layer="layout" svg:x1="12.24cm" svg:y1="5.999cm" svg:x2="12.122cm" svg:y2="5.999cm">
          <text:p/>
        </draw:line>
        <draw:line draw:style-name="gr14" draw:text-style-name="P2" draw:layer="layout" svg:x1="12.003cm" svg:y1="5.999cm" svg:x2="11.885cm" svg:y2="5.999cm">
          <text:p/>
        </draw:line>
        <draw:line draw:style-name="gr14" draw:text-style-name="P2" draw:layer="layout" svg:x1="11.767cm" svg:y1="5.999cm" svg:x2="11.649cm" svg:y2="5.999cm">
          <text:p/>
        </draw:line>
        <draw:line draw:style-name="gr14" draw:text-style-name="P2" draw:layer="layout" svg:x1="11.531cm" svg:y1="5.999cm" svg:x2="11.412cm" svg:y2="5.999cm">
          <text:p/>
        </draw:line>
        <draw:line draw:style-name="gr14" draw:text-style-name="P2" draw:layer="layout" svg:x1="11.294cm" svg:y1="5.999cm" svg:x2="11.176cm" svg:y2="5.999cm">
          <text:p/>
        </draw:line>
        <draw:line draw:style-name="gr14" draw:text-style-name="P2" draw:layer="layout" svg:x1="11.058cm" svg:y1="5.999cm" svg:x2="10.94cm" svg:y2="5.999cm">
          <text:p/>
        </draw:line>
        <draw:line draw:style-name="gr14" draw:text-style-name="P2" draw:layer="layout" svg:x1="10.821cm" svg:y1="5.999cm" svg:x2="10.703cm" svg:y2="5.999cm">
          <text:p/>
        </draw:line>
        <draw:line draw:style-name="gr14" draw:text-style-name="P2" draw:layer="layout" svg:x1="10.585cm" svg:y1="5.999cm" svg:x2="10.467cm" svg:y2="5.999cm">
          <text:p/>
        </draw:line>
        <draw:line draw:style-name="gr14" draw:text-style-name="P2" draw:layer="layout" svg:x1="10.349cm" svg:y1="5.999cm" svg:x2="10.23cm" svg:y2="5.999cm">
          <text:p/>
        </draw:line>
        <draw:line draw:style-name="gr14" draw:text-style-name="P2" draw:layer="layout" svg:x1="10.113cm" svg:y1="5.999cm" svg:x2="9.995cm" svg:y2="5.999cm">
          <text:p/>
        </draw:line>
        <draw:line draw:style-name="gr14" draw:text-style-name="P2" draw:layer="layout" svg:x1="9.877cm" svg:y1="5.999cm" svg:x2="9.759cm" svg:y2="5.999cm">
          <text:p/>
        </draw:line>
        <draw:line draw:style-name="gr14" draw:text-style-name="P2" draw:layer="layout" svg:x1="9.64cm" svg:y1="5.999cm" svg:x2="9.522cm" svg:y2="5.999cm">
          <text:p/>
        </draw:line>
        <draw:line draw:style-name="gr14" draw:text-style-name="P2" draw:layer="layout" svg:x1="9.404cm" svg:y1="5.999cm" svg:x2="9.286cm" svg:y2="5.999cm">
          <text:p/>
        </draw:line>
        <draw:line draw:style-name="gr14" draw:text-style-name="P2" draw:layer="layout" svg:x1="9.168cm" svg:y1="5.999cm" svg:x2="9.049cm" svg:y2="5.999cm">
          <text:p/>
        </draw:line>
        <draw:line draw:style-name="gr14" draw:text-style-name="P2" draw:layer="layout" svg:x1="8.931cm" svg:y1="5.999cm" svg:x2="8.813cm" svg:y2="5.999cm">
          <text:p/>
        </draw:line>
        <draw:line draw:style-name="gr14" draw:text-style-name="P2" draw:layer="layout" svg:x1="8.695cm" svg:y1="5.999cm" svg:x2="8.577cm" svg:y2="5.999cm">
          <text:p/>
        </draw:line>
        <draw:line draw:style-name="gr14" draw:text-style-name="P2" draw:layer="layout" svg:x1="8.458cm" svg:y1="5.999cm" svg:x2="8.34cm" svg:y2="5.999cm">
          <text:p/>
        </draw:line>
        <draw:line draw:style-name="gr14" draw:text-style-name="P2" draw:layer="layout" svg:x1="8.222cm" svg:y1="5.999cm" svg:x2="8.104cm" svg:y2="5.999cm">
          <text:p/>
        </draw:line>
        <draw:line draw:style-name="gr14" draw:text-style-name="P2" draw:layer="layout" svg:x1="7.986cm" svg:y1="5.999cm" svg:x2="7.867cm" svg:y2="5.999cm">
          <text:p/>
        </draw:line>
        <draw:line draw:style-name="gr14" draw:text-style-name="P2" draw:layer="layout" svg:x1="7.749cm" svg:y1="5.999cm" svg:x2="7.631cm" svg:y2="5.999cm">
          <text:p/>
        </draw:line>
        <draw:line draw:style-name="gr14" draw:text-style-name="P2" draw:layer="layout" svg:x1="7.513cm" svg:y1="5.999cm" svg:x2="7.395cm" svg:y2="5.999cm">
          <text:p/>
        </draw:line>
        <draw:line draw:style-name="gr14" draw:text-style-name="P2" draw:layer="layout" svg:x1="7.276cm" svg:y1="5.999cm" svg:x2="7.158cm" svg:y2="5.999cm">
          <text:p/>
        </draw:line>
        <draw:line draw:style-name="gr14" draw:text-style-name="P2" draw:layer="layout" svg:x1="7.04cm" svg:y1="5.999cm" svg:x2="6.922cm" svg:y2="5.999cm">
          <text:p/>
        </draw:line>
        <draw:line draw:style-name="gr14" draw:text-style-name="P2" draw:layer="layout" svg:x1="6.804cm" svg:y1="5.999cm" svg:x2="6.685cm" svg:y2="5.999cm">
          <text:p/>
        </draw:line>
        <draw:line draw:style-name="gr14" draw:text-style-name="P2" draw:layer="layout" svg:x1="6.567cm" svg:y1="5.999cm" svg:x2="6.449cm" svg:y2="5.999cm">
          <text:p/>
        </draw:line>
        <draw:line draw:style-name="gr14" draw:text-style-name="P2" draw:layer="layout" svg:x1="6.331cm" svg:y1="5.999cm" svg:x2="6.213cm" svg:y2="5.999cm">
          <text:p/>
        </draw:line>
        <draw:polyline draw:style-name="gr14" draw:text-style-name="P2" draw:layer="layout" svg:width="0.093cm" svg:height="0.023cm" svg:x="6cm" svg:y="5.975cm" svg:viewBox="0 0 94 24" draw:points="94,24 0,24 0,0">
          <text:p/>
        </draw:polyline>
        <draw:line draw:style-name="gr14" draw:text-style-name="P2" draw:layer="layout" svg:x1="6cm" svg:y1="5.857cm" svg:x2="6cm" svg:y2="5.739cm">
          <text:p/>
        </draw:line>
        <draw:line draw:style-name="gr14" draw:text-style-name="P2" draw:layer="layout" svg:x1="6cm" svg:y1="5.621cm" svg:x2="6cm" svg:y2="5.502cm">
          <text:p/>
        </draw:line>
        <draw:line draw:style-name="gr14" draw:text-style-name="P2" draw:layer="layout" svg:x1="6cm" svg:y1="5.384cm" svg:x2="6cm" svg:y2="5.266cm">
          <text:p/>
        </draw:line>
        <draw:line draw:style-name="gr14" draw:text-style-name="P2" draw:layer="layout" svg:x1="6cm" svg:y1="5.148cm" svg:x2="6cm" svg:y2="5.03cm">
          <text:p/>
        </draw:line>
        <draw:line draw:style-name="gr14" draw:text-style-name="P2" draw:layer="layout" svg:x1="6cm" svg:y1="4.911cm" svg:x2="6cm" svg:y2="4.793cm">
          <text:p/>
        </draw:line>
        <draw:line draw:style-name="gr14" draw:text-style-name="P2" draw:layer="layout" svg:x1="6cm" svg:y1="4.675cm" svg:x2="6cm" svg:y2="4.557cm">
          <text:p/>
        </draw:line>
        <draw:line draw:style-name="gr14" draw:text-style-name="P2" draw:layer="layout" svg:x1="6cm" svg:y1="4.439cm" svg:x2="6cm" svg:y2="4.32cm">
          <text:p/>
        </draw:line>
        <draw:line draw:style-name="gr14" draw:text-style-name="P2" draw:layer="layout" svg:x1="6cm" svg:y1="4.202cm" svg:x2="6cm" svg:y2="4.084cm">
          <text:p/>
        </draw:line>
        <draw:line draw:style-name="gr14" draw:text-style-name="P2" draw:layer="layout" svg:x1="6cm" svg:y1="3.966cm" svg:x2="6cm" svg:y2="3.848cm">
          <text:p/>
        </draw:line>
        <draw:line draw:style-name="gr14" draw:text-style-name="P2" draw:layer="layout" svg:x1="6cm" svg:y1="3.729cm" svg:x2="6cm" svg:y2="3.611cm">
          <text:p/>
        </draw:line>
        <draw:line draw:style-name="gr14" draw:text-style-name="P2" draw:layer="layout" svg:x1="6cm" svg:y1="3.493cm" svg:x2="6cm" svg:y2="3.375cm">
          <text:p/>
        </draw:line>
        <draw:line draw:style-name="gr14" draw:text-style-name="P2" draw:layer="layout" svg:x1="6cm" svg:y1="3.258cm" svg:x2="6cm" svg:y2="3.139cm">
          <text:p/>
        </draw:line>
        <draw:line draw:style-name="gr14" draw:text-style-name="P2" draw:layer="layout" svg:x1="6cm" svg:y1="3.021cm" svg:x2="6cm" svg:y2="2.903cm">
          <text:p/>
        </draw:line>
        <draw:line draw:style-name="gr14" draw:text-style-name="P2" draw:layer="layout" svg:x1="6cm" svg:y1="2.785cm" svg:x2="6cm" svg:y2="2.667cm">
          <text:p/>
        </draw:line>
        <draw:line draw:style-name="gr14" draw:text-style-name="P2" draw:layer="layout" svg:x1="6cm" svg:y1="2.548cm" svg:x2="6cm" svg:y2="2.43cm">
          <text:p/>
        </draw:line>
        <draw:line draw:style-name="gr14" draw:text-style-name="P2" draw:layer="layout" svg:x1="6cm" svg:y1="2.312cm" svg:x2="6cm" svg:y2="2.194cm">
          <text:p/>
        </draw:line>
        <draw:line draw:style-name="gr14" draw:text-style-name="P2" draw:layer="layout" svg:x1="6cm" svg:y1="2.076cm" svg:x2="6cm" svg:y2="1.957cm">
          <text:p/>
        </draw:line>
        <draw:line draw:style-name="gr14" draw:text-style-name="P2" draw:layer="layout" svg:x1="6cm" svg:y1="1.839cm" svg:x2="6cm" svg:y2="1.721cm">
          <text:p/>
        </draw:line>
        <draw:line draw:style-name="gr14" draw:text-style-name="P2" draw:layer="layout" svg:x1="6cm" svg:y1="1.603cm" svg:x2="6cm" svg:y2="1.485cm">
          <text:p/>
        </draw:line>
        <draw:line draw:style-name="gr14" draw:text-style-name="P2" draw:layer="layout" svg:x1="6cm" svg:y1="1.366cm" svg:x2="6cm" svg:y2="1.248cm">
          <text:p/>
        </draw:line>
        <draw:line draw:style-name="gr14" draw:text-style-name="P2" draw:layer="layout" svg:x1="6cm" svg:y1="1.13cm" svg:x2="6cm" svg:y2="1.012cm">
          <text:p/>
        </draw:line>
        <draw:line draw:style-name="gr14" draw:text-style-name="P2" draw:layer="layout" svg:x1="6cm" svg:y1="0.894cm" svg:x2="6cm" svg:y2="0.775cm">
          <text:p/>
        </draw:line>
        <draw:line draw:style-name="gr14" draw:text-style-name="P2" draw:layer="layout" svg:x1="6cm" svg:y1="0.657cm" svg:x2="6cm" svg:y2="0.539cm">
          <text:p/>
        </draw:line>
        <draw:line draw:style-name="gr14" draw:text-style-name="P2" draw:layer="layout" svg:x1="6cm" svg:y1="0.421cm" svg:x2="6cm" svg:y2="0.303cm">
          <text:p/>
        </draw:line>
        <draw:polyline draw:style-name="gr14" draw:text-style-name="P2" draw:layer="layout" svg:width="0.033cm" svg:height="0.083cm" svg:x="6cm" svg:y="0.1cm" svg:viewBox="0 0 34 84" draw:points="0,84 0,0 34,0">
          <text:p/>
        </draw:polyline>
        <draw:line draw:style-name="gr14" draw:text-style-name="P2" draw:layer="layout" svg:x1="6.152cm" svg:y1="0.1cm" svg:x2="6.27cm" svg:y2="0.1cm">
          <text:p/>
        </draw:line>
        <draw:line draw:style-name="gr14" draw:text-style-name="P2" draw:layer="layout" svg:x1="6.388cm" svg:y1="0.1cm" svg:x2="6.507cm" svg:y2="0.1cm">
          <text:p/>
        </draw:line>
        <draw:line draw:style-name="gr14" draw:text-style-name="P2" draw:layer="layout" svg:x1="6.625cm" svg:y1="0.1cm" svg:x2="6.743cm" svg:y2="0.1cm">
          <text:p/>
        </draw:line>
        <draw:line draw:style-name="gr14" draw:text-style-name="P2" draw:layer="layout" svg:x1="6.861cm" svg:y1="0.1cm" svg:x2="6.979cm" svg:y2="0.1cm">
          <text:p/>
        </draw:line>
        <draw:line draw:style-name="gr14" draw:text-style-name="P2" draw:layer="layout" svg:x1="7.098cm" svg:y1="0.1cm" svg:x2="7.216cm" svg:y2="0.1cm">
          <text:p/>
        </draw:line>
        <draw:line draw:style-name="gr14" draw:text-style-name="P2" draw:layer="layout" svg:x1="7.334cm" svg:y1="0.1cm" svg:x2="7.452cm" svg:y2="0.1cm">
          <text:p/>
        </draw:line>
        <draw:line draw:style-name="gr14" draw:text-style-name="P2" draw:layer="layout" svg:x1="7.57cm" svg:y1="0.1cm" svg:x2="7.689cm" svg:y2="0.1cm">
          <text:p/>
        </draw:line>
        <draw:line draw:style-name="gr14" draw:text-style-name="P2" draw:layer="layout" svg:x1="7.807cm" svg:y1="0.1cm" svg:x2="7.925cm" svg:y2="0.1cm">
          <text:p/>
        </draw:line>
        <draw:line draw:style-name="gr14" draw:text-style-name="P2" draw:layer="layout" svg:x1="8.043cm" svg:y1="0.1cm" svg:x2="8.161cm" svg:y2="0.1cm">
          <text:p/>
        </draw:line>
        <draw:line draw:style-name="gr14" draw:text-style-name="P2" draw:layer="layout" svg:x1="8.28cm" svg:y1="0.1cm" svg:x2="8.398cm" svg:y2="0.1cm">
          <text:p/>
        </draw:line>
        <draw:line draw:style-name="gr14" draw:text-style-name="P2" draw:layer="layout" svg:x1="8.516cm" svg:y1="0.1cm" svg:x2="8.634cm" svg:y2="0.1cm">
          <text:p/>
        </draw:line>
        <draw:line draw:style-name="gr14" draw:text-style-name="P2" draw:layer="layout" svg:x1="8.752cm" svg:y1="0.1cm" svg:x2="8.871cm" svg:y2="0.1cm">
          <text:p/>
        </draw:line>
        <draw:line draw:style-name="gr14" draw:text-style-name="P2" draw:layer="layout" svg:x1="8.989cm" svg:y1="0.1cm" svg:x2="9.107cm" svg:y2="0.1cm">
          <text:p/>
        </draw:line>
        <draw:line draw:style-name="gr14" draw:text-style-name="P2" draw:layer="layout" svg:x1="9.225cm" svg:y1="0.1cm" svg:x2="9.343cm" svg:y2="0.1cm">
          <text:p/>
        </draw:line>
        <draw:line draw:style-name="gr14" draw:text-style-name="P2" draw:layer="layout" svg:x1="9.462cm" svg:y1="0.1cm" svg:x2="9.58cm" svg:y2="0.1cm">
          <text:p/>
        </draw:line>
        <draw:line draw:style-name="gr14" draw:text-style-name="P2" draw:layer="layout" svg:x1="9.698cm" svg:y1="0.1cm" svg:x2="9.816cm" svg:y2="0.1cm">
          <text:p/>
        </draw:line>
        <draw:line draw:style-name="gr14" draw:text-style-name="P2" draw:layer="layout" svg:x1="9.934cm" svg:y1="0.1cm" svg:x2="10.053cm" svg:y2="0.1cm">
          <text:p/>
        </draw:line>
        <draw:line draw:style-name="gr14" draw:text-style-name="P2" draw:layer="layout" svg:x1="10.17cm" svg:y1="0.1cm" svg:x2="10.288cm" svg:y2="0.1cm">
          <text:p/>
        </draw:line>
        <draw:line draw:style-name="gr14" draw:text-style-name="P2" draw:layer="layout" svg:x1="10.406cm" svg:y1="0.1cm" svg:x2="10.524cm" svg:y2="0.1cm">
          <text:p/>
        </draw:line>
        <draw:line draw:style-name="gr14" draw:text-style-name="P2" draw:layer="layout" svg:x1="10.643cm" svg:y1="0.1cm" svg:x2="10.761cm" svg:y2="0.1cm">
          <text:p/>
        </draw:line>
        <draw:line draw:style-name="gr14" draw:text-style-name="P2" draw:layer="layout" svg:x1="10.879cm" svg:y1="0.1cm" svg:x2="10.997cm" svg:y2="0.1cm">
          <text:p/>
        </draw:line>
        <draw:line draw:style-name="gr14" draw:text-style-name="P2" draw:layer="layout" svg:x1="11.115cm" svg:y1="0.1cm" svg:x2="11.234cm" svg:y2="0.1cm">
          <text:p/>
        </draw:line>
        <draw:line draw:style-name="gr14" draw:text-style-name="P2" draw:layer="layout" svg:x1="11.352cm" svg:y1="0.1cm" svg:x2="11.47cm" svg:y2="0.1cm">
          <text:p/>
        </draw:line>
        <draw:line draw:style-name="gr14" draw:text-style-name="P2" draw:layer="layout" svg:x1="11.588cm" svg:y1="0.1cm" svg:x2="11.706cm" svg:y2="0.1cm">
          <text:p/>
        </draw:line>
        <draw:line draw:style-name="gr14" draw:text-style-name="P2" draw:layer="layout" svg:x1="11.825cm" svg:y1="0.1cm" svg:x2="11.943cm" svg:y2="0.1cm">
          <text:p/>
        </draw:line>
        <draw:line draw:style-name="gr14" draw:text-style-name="P2" draw:layer="layout" svg:x1="12.061cm" svg:y1="0.1cm" svg:x2="12.179cm" svg:y2="0.1cm">
          <text:p/>
        </draw:line>
        <draw:line draw:style-name="gr14" draw:text-style-name="P2" draw:layer="layout" svg:x1="12.297cm" svg:y1="0.1cm" svg:x2="12.416cm" svg:y2="0.1cm">
          <text:p/>
        </draw:line>
        <draw:line draw:style-name="gr14" draw:text-style-name="P2" draw:layer="layout" svg:x1="12.534cm" svg:y1="0.1cm" svg:x2="12.652cm" svg:y2="0.1cm">
          <text:p/>
        </draw:line>
        <draw:line draw:style-name="gr14" draw:text-style-name="P2" draw:layer="layout" svg:x1="12.77cm" svg:y1="0.1cm" svg:x2="12.888cm" svg:y2="0.1cm">
          <text:p/>
        </draw:line>
        <draw:line draw:style-name="gr14" draw:text-style-name="P2" draw:layer="layout" svg:x1="13.007cm" svg:y1="0.1cm" svg:x2="13.125cm" svg:y2="0.1cm">
          <text:p/>
        </draw:line>
        <draw:line draw:style-name="gr14" draw:text-style-name="P2" draw:layer="layout" svg:x1="13.243cm" svg:y1="0.1cm" svg:x2="13.361cm" svg:y2="0.1cm">
          <text:p/>
        </draw:line>
        <draw:line draw:style-name="gr14" draw:text-style-name="P2" draw:layer="layout" svg:x1="13.479cm" svg:y1="0.1cm" svg:x2="13.598cm" svg:y2="0.1cm">
          <text:p/>
        </draw:line>
        <draw:line draw:style-name="gr14" draw:text-style-name="P2" draw:layer="layout" svg:x1="13.716cm" svg:y1="0.1cm" svg:x2="13.834cm" svg:y2="0.1cm">
          <text:p/>
        </draw:line>
        <draw:line draw:style-name="gr14" draw:text-style-name="P2" draw:layer="layout" svg:x1="13.952cm" svg:y1="0.1cm" svg:x2="14.07cm" svg:y2="0.1cm">
          <text:p/>
        </draw:line>
        <draw:line draw:style-name="gr14" draw:text-style-name="P2" draw:layer="layout" svg:x1="14.189cm" svg:y1="0.1cm" svg:x2="14.307cm" svg:y2="0.1cm">
          <text:p/>
        </draw:line>
        <draw:line draw:style-name="gr14" draw:text-style-name="P2" draw:layer="layout" svg:x1="14.425cm" svg:y1="0.1cm" svg:x2="14.543cm" svg:y2="0.1cm">
          <text:p/>
        </draw:line>
        <draw:line draw:style-name="gr14" draw:text-style-name="P2" draw:layer="layout" svg:x1="14.661cm" svg:y1="0.1cm" svg:x2="14.78cm" svg:y2="0.1cm">
          <text:p/>
        </draw:line>
        <draw:line draw:style-name="gr14" draw:text-style-name="P2" draw:layer="layout" svg:x1="14.898cm" svg:y1="0.1cm" svg:x2="15.016cm" svg:y2="0.1cm">
          <text:p/>
        </draw:line>
        <draw:line draw:style-name="gr14" draw:text-style-name="P2" draw:layer="layout" svg:x1="15.134cm" svg:y1="0.1cm" svg:x2="15.252cm" svg:y2="0.1cm">
          <text:p/>
        </draw:line>
        <draw:line draw:style-name="gr14" draw:text-style-name="P2" draw:layer="layout" svg:x1="15.371cm" svg:y1="0.1cm" svg:x2="15.489cm" svg:y2="0.1cm">
          <text:p/>
        </draw:line>
        <draw:line draw:style-name="gr14" draw:text-style-name="P2" draw:layer="layout" svg:x1="15.607cm" svg:y1="0.1cm" svg:x2="15.725cm" svg:y2="0.1cm">
          <text:p/>
        </draw:line>
        <draw:line draw:style-name="gr14" draw:text-style-name="P2" draw:layer="layout" svg:x1="15.843cm" svg:y1="0.1cm" svg:x2="15.962cm" svg:y2="0.1cm">
          <text:p/>
        </draw:line>
        <draw:line draw:style-name="gr14" draw:text-style-name="P2" draw:layer="layout" svg:x1="16.08cm" svg:y1="0.1cm" svg:x2="16.198cm" svg:y2="0.1cm">
          <text:p/>
        </draw:line>
        <draw:line draw:style-name="gr14" draw:text-style-name="P2" draw:layer="layout" svg:x1="16.316cm" svg:y1="0.1cm" svg:x2="16.434cm" svg:y2="0.1cm">
          <text:p/>
        </draw:line>
        <draw:line draw:style-name="gr14" draw:text-style-name="P2" draw:layer="layout" svg:x1="16.553cm" svg:y1="0.1cm" svg:x2="16.671cm" svg:y2="0.1cm">
          <text:p/>
        </draw:line>
        <draw:line draw:style-name="gr14" draw:text-style-name="P2" draw:layer="layout" svg:x1="16.789cm" svg:y1="0.1cm" svg:x2="16.907cm" svg:y2="0.1cm">
          <text:p/>
        </draw:line>
        <draw:line draw:style-name="gr14" draw:text-style-name="P2" draw:layer="layout" svg:x1="17.025cm" svg:y1="0.1cm" svg:x2="17.144cm" svg:y2="0.1cm">
          <text:p/>
        </draw:line>
        <draw:line draw:style-name="gr14" draw:text-style-name="P2" draw:layer="layout" svg:x1="17.262cm" svg:y1="0.1cm" svg:x2="17.38cm" svg:y2="0.1cm">
          <text:p/>
        </draw:line>
        <draw:line draw:style-name="gr14" draw:text-style-name="P2" draw:layer="layout" svg:x1="17.498cm" svg:y1="0.1cm" svg:x2="17.616cm" svg:y2="0.1cm">
          <text:p/>
        </draw:line>
        <draw:line draw:style-name="gr14" draw:text-style-name="P2" draw:layer="layout" svg:x1="17.735cm" svg:y1="0.1cm" svg:x2="17.853cm" svg:y2="0.1cm">
          <text:p/>
        </draw:line>
        <draw:line draw:style-name="gr14" draw:text-style-name="P2" draw:layer="layout" svg:x1="17.971cm" svg:y1="0.1cm" svg:x2="18.089cm" svg:y2="0.1cm">
          <text:p/>
        </draw:line>
        <draw:line draw:style-name="gr14" draw:text-style-name="P2" draw:layer="layout" svg:x1="18.207cm" svg:y1="0.1cm" svg:x2="18.326cm" svg:y2="0.1cm">
          <text:p/>
        </draw:line>
        <draw:line draw:style-name="gr14" draw:text-style-name="P2" draw:layer="layout" svg:x1="18.444cm" svg:y1="0.1cm" svg:x2="18.562cm" svg:y2="0.1cm">
          <text:p/>
        </draw:line>
        <draw:line draw:style-name="gr14" draw:text-style-name="P2" draw:layer="layout" svg:x1="18.68cm" svg:y1="0.1cm" svg:x2="18.798cm" svg:y2="0.1cm">
          <text:p/>
        </draw:line>
        <draw:line draw:style-name="gr14" draw:text-style-name="P2" draw:layer="layout" svg:x1="18.917cm" svg:y1="0.1cm" svg:x2="19.035cm" svg:y2="0.1cm">
          <text:p/>
        </draw:line>
        <draw:line draw:style-name="gr14" draw:text-style-name="P2" draw:layer="layout" svg:x1="19.153cm" svg:y1="0.1cm" svg:x2="19.271cm" svg:y2="0.1cm">
          <text:p/>
        </draw:line>
        <draw:line draw:style-name="gr14" draw:text-style-name="P2" draw:layer="layout" svg:x1="19.389cm" svg:y1="0.1cm" svg:x2="19.508cm" svg:y2="0.1cm">
          <text:p/>
        </draw:line>
        <draw:line draw:style-name="gr14" draw:text-style-name="P2" draw:layer="layout" svg:x1="19.626cm" svg:y1="0.1cm" svg:x2="19.744cm" svg:y2="0.1cm">
          <text:p/>
        </draw:line>
        <draw:polyline draw:style-name="gr14" draw:text-style-name="P2" draw:layer="layout" svg:width="0.036cm" svg:height="0.08cm" svg:x="19.862cm" svg:y="0.1cm" svg:viewBox="0 0 37 81" draw:points="0,0 37,0 37,81">
          <text:p/>
        </draw:polyline>
        <draw:line draw:style-name="gr14" draw:text-style-name="P2" draw:layer="layout" svg:x1="19.899cm" svg:y1="0.3cm" svg:x2="19.899cm" svg:y2="0.418cm">
          <text:p/>
        </draw:line>
        <draw:line draw:style-name="gr14" draw:text-style-name="P2" draw:layer="layout" svg:x1="19.899cm" svg:y1="0.536cm" svg:x2="19.899cm" svg:y2="0.654cm">
          <text:p/>
        </draw:line>
        <draw:line draw:style-name="gr14" draw:text-style-name="P2" draw:layer="layout" svg:x1="19.899cm" svg:y1="0.772cm" svg:x2="19.899cm" svg:y2="0.891cm">
          <text:p/>
        </draw:line>
        <draw:line draw:style-name="gr14" draw:text-style-name="P2" draw:layer="layout" svg:x1="19.899cm" svg:y1="1.009cm" svg:x2="19.899cm" svg:y2="1.127cm">
          <text:p/>
        </draw:line>
        <draw:line draw:style-name="gr14" draw:text-style-name="P2" draw:layer="layout" svg:x1="19.899cm" svg:y1="1.245cm" svg:x2="19.899cm" svg:y2="1.363cm">
          <text:p/>
        </draw:line>
        <draw:line draw:style-name="gr14" draw:text-style-name="P2" draw:layer="layout" svg:x1="19.899cm" svg:y1="1.482cm" svg:x2="19.899cm" svg:y2="1.6cm">
          <text:p/>
        </draw:line>
        <draw:line draw:style-name="gr14" draw:text-style-name="P2" draw:layer="layout" svg:x1="19.899cm" svg:y1="1.718cm" svg:x2="19.899cm" svg:y2="1.836cm">
          <text:p/>
        </draw:line>
        <draw:line draw:style-name="gr14" draw:text-style-name="P2" draw:layer="layout" svg:x1="19.899cm" svg:y1="1.954cm" svg:x2="19.899cm" svg:y2="2.073cm">
          <text:p/>
        </draw:line>
        <draw:line draw:style-name="gr14" draw:text-style-name="P2" draw:layer="layout" svg:x1="19.899cm" svg:y1="2.191cm" svg:x2="19.899cm" svg:y2="2.309cm">
          <text:p/>
        </draw:line>
        <draw:line draw:style-name="gr14" draw:text-style-name="P2" draw:layer="layout" svg:x1="19.899cm" svg:y1="2.427cm" svg:x2="19.899cm" svg:y2="2.545cm">
          <text:p/>
        </draw:line>
        <draw:line draw:style-name="gr14" draw:text-style-name="P2" draw:layer="layout" svg:x1="19.899cm" svg:y1="2.664cm" svg:x2="19.899cm" svg:y2="2.782cm">
          <text:p/>
        </draw:line>
        <draw:line draw:style-name="gr14" draw:text-style-name="P2" draw:layer="layout" svg:x1="19.899cm" svg:y1="2.9cm" svg:x2="19.899cm" svg:y2="3.018cm">
          <text:p/>
        </draw:line>
        <draw:line draw:style-name="gr14" draw:text-style-name="P2" draw:layer="layout" svg:x1="19.899cm" svg:y1="3.136cm" svg:x2="19.899cm" svg:y2="3.255cm">
          <text:p/>
        </draw:line>
        <draw:line draw:style-name="gr14" draw:text-style-name="P2" draw:layer="layout" svg:x1="19.899cm" svg:y1="3.372cm" svg:x2="19.899cm" svg:y2="3.49cm">
          <text:p/>
        </draw:line>
        <draw:line draw:style-name="gr14" draw:text-style-name="P2" draw:layer="layout" svg:x1="19.899cm" svg:y1="3.608cm" svg:x2="19.899cm" svg:y2="3.726cm">
          <text:p/>
        </draw:line>
        <draw:line draw:style-name="gr14" draw:text-style-name="P2" draw:layer="layout" svg:x1="19.899cm" svg:y1="3.845cm" svg:x2="19.899cm" svg:y2="3.963cm">
          <text:p/>
        </draw:line>
        <draw:line draw:style-name="gr14" draw:text-style-name="P2" draw:layer="layout" svg:x1="19.899cm" svg:y1="4.081cm" svg:x2="19.899cm" svg:y2="4.199cm">
          <text:p/>
        </draw:line>
        <draw:line draw:style-name="gr14" draw:text-style-name="P2" draw:layer="layout" svg:x1="19.899cm" svg:y1="4.317cm" svg:x2="19.899cm" svg:y2="4.436cm">
          <text:p/>
        </draw:line>
        <draw:line draw:style-name="gr14" draw:text-style-name="P2" draw:layer="layout" svg:x1="19.899cm" svg:y1="4.554cm" svg:x2="19.899cm" svg:y2="4.672cm">
          <text:p/>
        </draw:line>
        <draw:line draw:style-name="gr14" draw:text-style-name="P2" draw:layer="layout" svg:x1="19.899cm" svg:y1="4.79cm" svg:x2="19.899cm" svg:y2="4.908cm">
          <text:p/>
        </draw:line>
        <draw:line draw:style-name="gr14" draw:text-style-name="P2" draw:layer="layout" svg:x1="19.899cm" svg:y1="5.027cm" svg:x2="19.899cm" svg:y2="5.145cm">
          <text:p/>
        </draw:line>
        <draw:line draw:style-name="gr14" draw:text-style-name="P2" draw:layer="layout" svg:x1="19.899cm" svg:y1="5.263cm" svg:x2="19.899cm" svg:y2="5.381cm">
          <text:p/>
        </draw:line>
        <draw:line draw:style-name="gr14" draw:text-style-name="P2" draw:layer="layout" svg:x1="19.899cm" svg:y1="5.499cm" svg:x2="19.899cm" svg:y2="5.618cm">
          <text:p/>
        </draw:line>
        <draw:line draw:style-name="gr14" draw:text-style-name="P2" draw:layer="layout" svg:x1="19.899cm" svg:y1="5.736cm" svg:x2="19.899cm" svg:y2="5.854cm">
          <text:p/>
        </draw:line>
        <draw:polyline draw:style-name="gr14" draw:text-style-name="P2" draw:layer="layout" svg:width="0.09cm" svg:height="0.026cm" svg:x="19.808cm" svg:y="5.972cm" svg:viewBox="0 0 91 27" draw:points="91,0 91,27 0,27">
          <text:p/>
        </draw:polyline>
        <draw:line draw:style-name="gr14" draw:text-style-name="P2" draw:layer="layout" svg:x1="19.689cm" svg:y1="5.999cm" svg:x2="19.571cm" svg:y2="5.999cm">
          <text:p/>
        </draw:line>
        <draw:line draw:style-name="gr14" draw:text-style-name="P2" draw:layer="layout" svg:x1="19.453cm" svg:y1="5.999cm" svg:x2="19.335cm" svg:y2="5.999cm">
          <text:p/>
        </draw:line>
        <draw:line draw:style-name="gr14" draw:text-style-name="P2" draw:layer="layout" svg:x1="19.217cm" svg:y1="5.999cm" svg:x2="19.098cm" svg:y2="5.999cm">
          <text:p/>
        </draw:line>
        <draw:line draw:style-name="gr14" draw:text-style-name="P2" draw:layer="layout" svg:x1="18.98cm" svg:y1="5.999cm" svg:x2="18.862cm" svg:y2="5.999cm">
          <text:p/>
        </draw:line>
        <draw:line draw:style-name="gr14" draw:text-style-name="P2" draw:layer="layout" svg:x1="18.744cm" svg:y1="5.999cm" svg:x2="18.626cm" svg:y2="5.999cm">
          <text:p/>
        </draw:line>
        <draw:line draw:style-name="gr14" draw:text-style-name="P2" draw:layer="layout" svg:x1="18.507cm" svg:y1="5.999cm" svg:x2="18.389cm" svg:y2="5.999cm">
          <text:p/>
        </draw:line>
        <draw:line draw:style-name="gr14" draw:text-style-name="P2" draw:layer="layout" svg:x1="18.271cm" svg:y1="5.999cm" svg:x2="18.153cm" svg:y2="5.999cm">
          <text:p/>
        </draw:line>
        <draw:line draw:style-name="gr14" draw:text-style-name="P2" draw:layer="layout" svg:x1="18.035cm" svg:y1="5.999cm" svg:x2="17.916cm" svg:y2="5.999cm">
          <text:p/>
        </draw:line>
        <draw:line draw:style-name="gr14" draw:text-style-name="P2" draw:layer="layout" svg:x1="17.798cm" svg:y1="5.999cm" svg:x2="17.68cm" svg:y2="5.999cm">
          <text:p/>
        </draw:line>
        <draw:line draw:style-name="gr14" draw:text-style-name="P2" draw:layer="layout" svg:x1="17.562cm" svg:y1="5.999cm" svg:x2="17.444cm" svg:y2="5.999cm">
          <text:p/>
        </draw:line>
        <draw:line draw:style-name="gr14" draw:text-style-name="P2" draw:layer="layout" svg:x1="17.325cm" svg:y1="5.999cm" svg:x2="17.207cm" svg:y2="5.999cm">
          <text:p/>
        </draw:line>
        <draw:line draw:style-name="gr14" draw:text-style-name="P2" draw:layer="layout" svg:x1="17.089cm" svg:y1="5.999cm" svg:x2="16.971cm" svg:y2="5.999cm">
          <text:p/>
        </draw:line>
        <draw:line draw:style-name="gr14" draw:text-style-name="P2" draw:layer="layout" svg:x1="16.853cm" svg:y1="5.999cm" svg:x2="16.734cm" svg:y2="5.999cm">
          <text:p/>
        </draw:line>
        <draw:line draw:style-name="gr14" draw:text-style-name="P2" draw:layer="layout" svg:x1="16.616cm" svg:y1="5.999cm" svg:x2="16.498cm" svg:y2="5.999cm">
          <text:p/>
        </draw:line>
        <draw:line draw:style-name="gr14" draw:text-style-name="P2" draw:layer="layout" svg:x1="16.38cm" svg:y1="5.999cm" svg:x2="16.262cm" svg:y2="5.999cm">
          <text:p/>
        </draw:line>
        <draw:line draw:style-name="gr14" draw:text-style-name="P2" draw:layer="layout" svg:x1="16.143cm" svg:y1="5.999cm" svg:x2="16.025cm" svg:y2="5.999cm">
          <text:p/>
        </draw:line>
        <draw:line draw:style-name="gr14" draw:text-style-name="P2" draw:layer="layout" svg:x1="15.907cm" svg:y1="5.999cm" svg:x2="15.789cm" svg:y2="5.999cm">
          <text:p/>
        </draw:line>
        <draw:line draw:style-name="gr14" draw:text-style-name="P2" draw:layer="layout" svg:x1="15.671cm" svg:y1="5.999cm" svg:x2="15.552cm" svg:y2="5.999cm">
          <text:p/>
        </draw:line>
        <draw:line draw:style-name="gr14" draw:text-style-name="P2" draw:layer="layout" svg:x1="15.434cm" svg:y1="5.999cm" svg:x2="15.316cm" svg:y2="5.999cm">
          <text:p/>
        </draw:line>
        <draw:line draw:style-name="gr14" draw:text-style-name="P2" draw:layer="layout" svg:x1="15.198cm" svg:y1="5.999cm" svg:x2="15.08cm" svg:y2="5.999cm">
          <text:p/>
        </draw:line>
        <draw:line draw:style-name="gr14" draw:text-style-name="P2" draw:layer="layout" svg:x1="14.961cm" svg:y1="5.999cm" svg:x2="14.843cm" svg:y2="5.999cm">
          <text:p/>
        </draw:line>
        <draw:line draw:style-name="gr14" draw:text-style-name="P2" draw:layer="layout" svg:x1="14.725cm" svg:y1="5.999cm" svg:x2="14.607cm" svg:y2="5.999cm">
          <text:p/>
        </draw:line>
        <draw:line draw:style-name="gr14" draw:text-style-name="P2" draw:layer="layout" svg:x1="14.489cm" svg:y1="5.999cm" svg:x2="14.37cm" svg:y2="5.999cm">
          <text:p/>
        </draw:line>
        <draw:line draw:style-name="gr14" draw:text-style-name="P2" draw:layer="layout" svg:x1="14.252cm" svg:y1="5.999cm" svg:x2="14.134cm" svg:y2="5.999cm">
          <text:p/>
        </draw:line>
        <draw:line draw:style-name="gr14" draw:text-style-name="P2" draw:layer="layout" svg:x1="14.016cm" svg:y1="5.999cm" svg:x2="13.898cm" svg:y2="5.999cm">
          <text:p/>
        </draw:line>
        <draw:line draw:style-name="gr14" draw:text-style-name="P2" draw:layer="layout" svg:x1="13.779cm" svg:y1="5.999cm" svg:x2="13.661cm" svg:y2="5.999cm">
          <text:p/>
        </draw:line>
        <draw:line draw:style-name="gr14" draw:text-style-name="P2" draw:layer="layout" svg:x1="13.543cm" svg:y1="5.999cm" svg:x2="13.425cm" svg:y2="5.999cm">
          <text:p/>
        </draw:line>
        <draw:line draw:style-name="gr14" draw:text-style-name="P2" draw:layer="layout" svg:x1="13.307cm" svg:y1="5.999cm" svg:x2="13.188cm" svg:y2="5.999cm">
          <text:p/>
        </draw:line>
        <draw:line draw:style-name="gr14" draw:text-style-name="P2" draw:layer="layout" svg:x1="13.07cm" svg:y1="5.999cm" svg:x2="12.952cm" svg:y2="5.999cm">
          <text:p/>
        </draw:line>
        <draw:frame draw:style-name="gr6" draw:text-style-name="P1" draw:layer="layout" svg:width="0.696cm" svg:height="0.314cm" svg:x="8.35cm" svg:y="1.846cm">
          <draw:text-box>
            <text:p><text:span text:style-name="T1">20 dB</text:span></text:p>
          </draw:text-box>
        </draw:frame>
        <draw:polygon draw:style-name="gr11" draw:text-style-name="P5" draw:layer="layout" svg:width="1cm" svg:height="1cm" svg:x="8.299cm" svg:y="1.5cm" svg:viewBox="0 0 1001 1001" draw:points="1001,500 0,1001 0,0">
          <text:p/>
        </draw:polygon>
        <draw:frame draw:style-name="gr15" draw:text-style-name="P6" draw:layer="layout" svg:width="0.298cm" svg:height="0.289cm" svg:x="9.55cm" svg:y="0.257cm">
          <draw:text-box>
            <text:p><text:span text:style-name="T2">⨉</text:span></text:p>
          </draw:text-box>
        </draw:frame>
        <draw:frame draw:style-name="gr16" draw:text-style-name="P1" draw:layer="layout" svg:width="0.146cm" svg:height="0.314cm" svg:x="9.846cm" svg:y="0.228cm">
          <draw:text-box>
            <text:p><text:span text:style-name="T1">4</text:span></text:p>
          </draw:text-box>
        </draw:frame>
        <draw:line draw:style-name="gr2" draw:text-style-name="P2" draw:layer="layout" svg:x1="7.5cm" svg:y1="1.7cm" svg:x2="8.3cm" svg:y2="1.7cm">
          <text:p/>
        </draw:line>
        <draw:line draw:style-name="gr2" draw:text-style-name="P2" draw:layer="layout" svg:x1="7.5cm" svg:y1="1.9cm" svg:x2="8.3cm" svg:y2="1.9cm">
          <text:p/>
        </draw:line>
        <draw:line draw:style-name="gr2" draw:text-style-name="P2" draw:layer="layout" svg:x1="7.5cm" svg:y1="2.1cm" svg:x2="8.3cm" svg:y2="2.1cm">
          <text:p/>
        </draw:line>
        <draw:line draw:style-name="gr2" draw:text-style-name="P2" draw:layer="layout" svg:x1="7.5cm" svg:y1="2.3cm" svg:x2="8.3cm" svg:y2="2.3cm">
          <text:p/>
        </draw:line>
        <draw:frame draw:style-name="gr17" draw:text-style-name="P1" draw:layer="layout" svg:width="1.412cm" svg:height="0.314cm" svg:x="8.15cm" svg:y="1.064cm">
          <draw:text-box>
            <text:p><text:span text:style-name="T1">ZX60-V63+</text:span></text:p>
          </draw:text-box>
        </draw:frame>
        <draw:line draw:style-name="gr2" draw:text-style-name="P2" draw:layer="layout" svg:x1="8.7cm" svg:y1="1.7cm" svg:x2="10cm" svg:y2="1.7cm">
          <text:p/>
        </draw:line>
        <draw:line draw:style-name="gr2" draw:text-style-name="P2" draw:layer="layout" svg:x1="9.1cm" svg:y1="1.9cm" svg:x2="10cm" svg:y2="1.9cm">
          <text:p/>
        </draw:line>
        <draw:line draw:style-name="gr2" draw:text-style-name="P2" draw:layer="layout" svg:x1="9.1cm" svg:y1="2.1cm" svg:x2="10cm" svg:y2="2.1cm">
          <text:p/>
        </draw:line>
        <draw:line draw:style-name="gr2" draw:text-style-name="P2" draw:layer="layout" svg:x1="8.7cm" svg:y1="2.3cm" svg:x2="10cm" svg:y2="2.3cm">
          <text:p/>
        </draw:line>
        <draw:polygon draw:style-name="gr11" draw:text-style-name="P5" draw:layer="layout" svg:width="1.399cm" svg:height="1.099cm" svg:x="10cm" svg:y="1.5cm" svg:viewBox="0 0 1400 1100" draw:points="700,1100 0,1100 0,0 1400,0 1400,1100">
          <text:p/>
        </draw:polygon>
        <draw:frame draw:style-name="gr18" draw:text-style-name="P1" draw:layer="layout" svg:width="1.674cm" svg:height="0.314cm" svg:x="9.917cm" svg:y="1.064cm">
          <draw:text-box>
            <text:p><text:span text:style-name="T1">ZFHP-1R2-S+</text:span></text:p>
          </draw:text-box>
        </draw:frame>
        <draw:frame draw:style-name="gr19" draw:text-style-name="P1" draw:layer="layout" svg:width="1.179cm" svg:height="0.314cm" svg:x="10.149cm" svg:y="2.228cm">
          <draw:text-box>
            <text:p><text:span text:style-name="T1">&gt;1.2 MHz</text:span></text:p>
          </draw:text-box>
        </draw:frame>
        <draw:path draw:style-name="gr2" draw:text-style-name="P2" draw:layer="layout" svg:width="0.399cm" svg:height="0.088cm" svg:x="10.299cm" svg:y="1.622cm" svg:viewBox="0 0 400 89" svg:d="M0 89c200-200 400 0 400 0">
          <text:p/>
        </draw:path>
        <draw:path draw:style-name="gr2" draw:text-style-name="P2" draw:layer="layout" svg:width="0.399cm" svg:height="0.088cm" svg:x="10.699cm" svg:y="1.711cm" svg:viewBox="0 0 400 89" svg:d="M0 0c200 200 400 0 400 0">
          <text:p/>
        </draw:path>
        <draw:path draw:style-name="gr2" draw:text-style-name="P2" draw:layer="layout" svg:width="0.399cm" svg:height="0.088cm" svg:x="10.299cm" svg:y="1.961cm" svg:viewBox="0 0 400 89" svg:d="M0 89c200-200 400 0 400 0">
          <text:p/>
        </draw:path>
        <draw:path draw:style-name="gr2" draw:text-style-name="P2" draw:layer="layout" svg:width="0.399cm" svg:height="0.088cm" svg:x="10.699cm" svg:y="2.05cm" svg:viewBox="0 0 400 89" svg:d="M0 0c200 200 400 0 400 0">
          <text:p/>
        </draw:path>
        <draw:line draw:style-name="gr2" draw:text-style-name="P2" draw:layer="layout" svg:x1="10.599cm" svg:y1="2.2cm" svg:x2="10.799cm" svg:y2="1.9cm">
          <text:p/>
        </draw:line>
        <draw:polygon draw:style-name="gr11" draw:text-style-name="P5" draw:layer="layout" svg:width="1.399cm" svg:height="1.099cm" svg:x="11.899cm" svg:y="1.5cm" svg:viewBox="0 0 1400 1100" draw:points="700,1100 0,1100 0,0 1400,0 1400,1100">
          <text:p/>
        </draw:polygon>
        <draw:frame draw:style-name="gr20" draw:text-style-name="P1" draw:layer="layout" svg:width="1.031cm" svg:height="0.314cm" svg:x="12.116cm" svg:y="1.064cm">
          <draw:text-box>
            <text:p><text:span text:style-name="T1">SLP-90+</text:span></text:p>
          </draw:text-box>
        </draw:frame>
        <draw:frame draw:style-name="gr21" draw:text-style-name="P1" draw:layer="layout" svg:width="1.107cm" svg:height="0.314cm" svg:x="12.049cm" svg:y="2.228cm">
          <draw:text-box>
            <text:p><text:span text:style-name="T1">&lt;81 MHz</text:span></text:p>
          </draw:text-box>
        </draw:frame>
        <draw:path draw:style-name="gr2" draw:text-style-name="P2" draw:layer="layout" svg:width="0.399cm" svg:height="0.088cm" svg:x="12.199cm" svg:y="1.661cm" svg:viewBox="0 0 400 89" svg:d="M0 89c200-200 400 0 400 0">
          <text:p/>
        </draw:path>
        <draw:path draw:style-name="gr2" draw:text-style-name="P2" draw:layer="layout" svg:width="0.399cm" svg:height="0.088cm" svg:x="12.599cm" svg:y="1.75cm" svg:viewBox="0 0 400 89" svg:d="M0 0c200 200 400 0 400 0">
          <text:p/>
        </draw:path>
        <draw:path draw:style-name="gr2" draw:text-style-name="P2" draw:layer="layout" svg:width="0.399cm" svg:height="0.088cm" svg:x="12.199cm" svg:y="1.961cm" svg:viewBox="0 0 400 89" svg:d="M0 89c200-200 400 0 400 0">
          <text:p/>
        </draw:path>
        <draw:path draw:style-name="gr2" draw:text-style-name="P2" draw:layer="layout" svg:width="0.399cm" svg:height="0.088cm" svg:x="12.599cm" svg:y="2.05cm" svg:viewBox="0 0 400 89" svg:d="M0 0c200 200 400 0 400 0">
          <text:p/>
        </draw:path>
        <draw:line draw:style-name="gr2" draw:text-style-name="P2" draw:layer="layout" svg:x1="12.499cm" svg:y1="1.9cm" svg:x2="12.699cm" svg:y2="1.6cm">
          <text:p/>
        </draw:line>
        <draw:line draw:style-name="gr2" draw:text-style-name="P2" draw:layer="layout" svg:x1="11.399cm" svg:y1="1.7cm" svg:x2="11.899cm" svg:y2="1.7cm">
          <text:p/>
        </draw:line>
        <draw:line draw:style-name="gr2" draw:text-style-name="P2" draw:layer="layout" svg:x1="11.399cm" svg:y1="1.9cm" svg:x2="11.899cm" svg:y2="1.9cm">
          <text:p/>
        </draw:line>
        <draw:line draw:style-name="gr2" draw:text-style-name="P2" draw:layer="layout" svg:x1="11.399cm" svg:y1="2.1cm" svg:x2="11.899cm" svg:y2="2.1cm">
          <text:p/>
        </draw:line>
        <draw:line draw:style-name="gr2" draw:text-style-name="P2" draw:layer="layout" svg:x1="11.399cm" svg:y1="2.3cm" svg:x2="11.899cm" svg:y2="2.3cm">
          <text:p/>
        </draw:line>
        <draw:polyline draw:style-name="gr22" draw:text-style-name="P2" draw:layer="layout" svg:width="0.219cm" svg:height="0cm" svg:x="15.391cm" svg:y="4.699cm" svg:viewBox="0 0 220 0" draw:points="220,0 158,0 0,0">
          <text:p/>
        </draw:polyline>
        <draw:line draw:style-name="gr22" draw:text-style-name="P2" draw:layer="layout" svg:x1="15.29cm" svg:y1="4.699cm" svg:x2="15.132cm" svg:y2="4.699cm">
          <text:p/>
        </draw:line>
        <draw:line draw:style-name="gr22" draw:text-style-name="P2" draw:layer="layout" svg:x1="15.031cm" svg:y1="4.699cm" svg:x2="14.873cm" svg:y2="4.699cm">
          <text:p/>
        </draw:line>
        <draw:line draw:style-name="gr22" draw:text-style-name="P2" draw:layer="layout" svg:x1="14.771cm" svg:y1="4.699cm" svg:x2="14.614cm" svg:y2="4.699cm">
          <text:p/>
        </draw:line>
        <draw:line draw:style-name="gr22" draw:text-style-name="P2" draw:layer="layout" svg:x1="14.512cm" svg:y1="4.699cm" svg:x2="14.355cm" svg:y2="4.699cm">
          <text:p/>
        </draw:line>
        <draw:line draw:style-name="gr22" draw:text-style-name="P2" draw:layer="layout" svg:x1="14.253cm" svg:y1="4.699cm" svg:x2="14.095cm" svg:y2="4.699cm">
          <text:p/>
        </draw:line>
        <draw:line draw:style-name="gr22" draw:text-style-name="P2" draw:layer="layout" svg:x1="13.999cm" svg:y1="4.694cm" svg:x2="13.999cm" svg:y2="4.536cm">
          <text:p/>
        </draw:line>
        <draw:line draw:style-name="gr22" draw:text-style-name="P2" draw:layer="layout" svg:x1="13.999cm" svg:y1="4.435cm" svg:x2="13.999cm" svg:y2="4.277cm">
          <text:p/>
        </draw:line>
        <draw:line draw:style-name="gr22" draw:text-style-name="P2" draw:layer="layout" svg:x1="13.999cm" svg:y1="4.175cm" svg:x2="13.999cm" svg:y2="4.018cm">
          <text:p/>
        </draw:line>
        <draw:line draw:style-name="gr22" draw:text-style-name="P2" draw:layer="layout" svg:x1="13.999cm" svg:y1="3.916cm" svg:x2="13.999cm" svg:y2="3.759cm">
          <text:p/>
        </draw:line>
        <draw:line draw:style-name="gr22" draw:text-style-name="P2" draw:layer="layout" svg:x1="13.999cm" svg:y1="3.657cm" svg:x2="13.999cm" svg:y2="3.499cm">
          <text:p/>
        </draw:line>
        <draw:line draw:style-name="gr22" draw:text-style-name="P2" draw:layer="layout" svg:x1="13.999cm" svg:y1="3.398cm" svg:x2="13.999cm" svg:y2="3.24cm">
          <text:p/>
        </draw:line>
        <draw:line draw:style-name="gr22" draw:text-style-name="P2" draw:layer="layout" svg:x1="13.999cm" svg:y1="3.14cm" svg:x2="13.999cm" svg:y2="2.982cm">
          <text:p/>
        </draw:line>
        <draw:line draw:style-name="gr22" draw:text-style-name="P2" draw:layer="layout" svg:x1="13.999cm" svg:y1="2.88cm" svg:x2="13.999cm" svg:y2="2.723cm">
          <text:p/>
        </draw:line>
        <draw:line draw:style-name="gr22" draw:text-style-name="P2" draw:layer="layout" svg:x1="13.999cm" svg:y1="2.621cm" svg:x2="13.999cm" svg:y2="2.464cm">
          <text:p/>
        </draw:line>
        <draw:line draw:style-name="gr22" draw:text-style-name="P2" draw:layer="layout" svg:x1="13.999cm" svg:y1="2.362cm" svg:x2="13.999cm" svg:y2="2.204cm">
          <text:p/>
        </draw:line>
        <draw:line draw:style-name="gr22" draw:text-style-name="P2" draw:layer="layout" svg:x1="13.999cm" svg:y1="2.103cm" svg:x2="13.999cm" svg:y2="1.945cm">
          <text:p/>
        </draw:line>
        <draw:line draw:style-name="gr22" draw:text-style-name="P2" draw:layer="layout" svg:x1="13.999cm" svg:y1="1.844cm" svg:x2="13.999cm" svg:y2="1.686cm">
          <text:p/>
        </draw:line>
        <draw:line draw:style-name="gr22" draw:text-style-name="P2" draw:layer="layout" svg:x1="13.999cm" svg:y1="1.584cm" svg:x2="13.999cm" svg:y2="1.427cm">
          <text:p/>
        </draw:line>
        <draw:line draw:style-name="gr22" draw:text-style-name="P2" draw:layer="layout" svg:x1="13.999cm" svg:y1="1.325cm" svg:x2="13.999cm" svg:y2="1.168cm">
          <text:p/>
        </draw:line>
        <draw:line draw:style-name="gr22" draw:text-style-name="P2" draw:layer="layout" svg:x1="13.999cm" svg:y1="1.066cm" svg:x2="13.999cm" svg:y2="0.908cm">
          <text:p/>
        </draw:line>
        <draw:line draw:style-name="gr22" draw:text-style-name="P2" draw:layer="layout" svg:x1="14.092cm" svg:y1="0.9cm" svg:x2="14.25cm" svg:y2="0.9cm">
          <text:p/>
        </draw:line>
        <draw:line draw:style-name="gr22" draw:text-style-name="P2" draw:layer="layout" svg:x1="14.351cm" svg:y1="0.9cm" svg:x2="14.509cm" svg:y2="0.9cm">
          <text:p/>
        </draw:line>
        <draw:line draw:style-name="gr22" draw:text-style-name="P2" draw:layer="layout" svg:x1="14.611cm" svg:y1="0.9cm" svg:x2="14.768cm" svg:y2="0.9cm">
          <text:p/>
        </draw:line>
        <draw:line draw:style-name="gr22" draw:text-style-name="P2" draw:layer="layout" svg:x1="14.87cm" svg:y1="0.9cm" svg:x2="15.027cm" svg:y2="0.9cm">
          <text:p/>
        </draw:line>
        <draw:line draw:style-name="gr22" draw:text-style-name="P2" draw:layer="layout" svg:x1="15.129cm" svg:y1="0.9cm" svg:x2="15.287cm" svg:y2="0.9cm">
          <text:p/>
        </draw:line>
        <draw:line draw:style-name="gr22" draw:text-style-name="P2" draw:layer="layout" svg:x1="15.388cm" svg:y1="0.9cm" svg:x2="15.546cm" svg:y2="0.9cm">
          <text:p/>
        </draw:line>
        <draw:line draw:style-name="gr22" draw:text-style-name="P2" draw:layer="layout" svg:x1="15.647cm" svg:y1="0.9cm" svg:x2="15.805cm" svg:y2="0.9cm">
          <text:p/>
        </draw:line>
        <draw:line draw:style-name="gr22" draw:text-style-name="P2" draw:layer="layout" svg:x1="15.907cm" svg:y1="0.9cm" svg:x2="16.064cm" svg:y2="0.9cm">
          <text:p/>
        </draw:line>
        <draw:line draw:style-name="gr22" draw:text-style-name="P2" draw:layer="layout" svg:x1="16.166cm" svg:y1="0.9cm" svg:x2="16.323cm" svg:y2="0.9cm">
          <text:p/>
        </draw:line>
        <draw:line draw:style-name="gr22" draw:text-style-name="P2" draw:layer="layout" svg:x1="16.425cm" svg:y1="0.9cm" svg:x2="16.583cm" svg:y2="0.9cm">
          <text:p/>
        </draw:line>
        <draw:line draw:style-name="gr22" draw:text-style-name="P2" draw:layer="layout" svg:x1="16.684cm" svg:y1="0.9cm" svg:x2="16.842cm" svg:y2="0.9cm">
          <text:p/>
        </draw:line>
        <draw:polyline draw:style-name="gr22" draw:text-style-name="P2" draw:layer="layout" svg:width="0.155cm" svg:height="0.001cm" svg:x="16.943cm" svg:y="0.9cm" svg:viewBox="0 0 156 2" draw:points="0,0 156,0 156,2">
          <text:p/>
        </draw:polyline>
        <draw:line draw:style-name="gr22" draw:text-style-name="P2" draw:layer="layout" svg:x1="17.099cm" svg:y1="1.004cm" svg:x2="17.099cm" svg:y2="1.161cm">
          <text:p/>
        </draw:line>
        <draw:line draw:style-name="gr22" draw:text-style-name="P2" draw:layer="layout" svg:x1="17.099cm" svg:y1="1.263cm" svg:x2="17.099cm" svg:y2="1.42cm">
          <text:p/>
        </draw:line>
        <draw:line draw:style-name="gr22" draw:text-style-name="P2" draw:layer="layout" svg:x1="17.099cm" svg:y1="1.522cm" svg:x2="17.099cm" svg:y2="1.68cm">
          <text:p/>
        </draw:line>
        <draw:line draw:style-name="gr22" draw:text-style-name="P2" draw:layer="layout" svg:x1="17.099cm" svg:y1="1.781cm" svg:x2="17.099cm" svg:y2="1.939cm">
          <text:p/>
        </draw:line>
        <draw:line draw:style-name="gr22" draw:text-style-name="P2" draw:layer="layout" svg:x1="17.099cm" svg:y1="2.04cm" svg:x2="17.099cm" svg:y2="2.198cm">
          <text:p/>
        </draw:line>
        <draw:line draw:style-name="gr22" draw:text-style-name="P2" draw:layer="layout" svg:x1="17.099cm" svg:y1="2.3cm" svg:x2="17.099cm" svg:y2="2.457cm">
          <text:p/>
        </draw:line>
        <draw:line draw:style-name="gr22" draw:text-style-name="P2" draw:layer="layout" svg:x1="17.099cm" svg:y1="2.559cm" svg:x2="17.099cm" svg:y2="2.716cm">
          <text:p/>
        </draw:line>
        <draw:line draw:style-name="gr22" draw:text-style-name="P2" draw:layer="layout" svg:x1="17.099cm" svg:y1="2.818cm" svg:x2="17.099cm" svg:y2="2.976cm">
          <text:p/>
        </draw:line>
        <draw:line draw:style-name="gr22" draw:text-style-name="P2" draw:layer="layout" svg:x1="17.099cm" svg:y1="3.077cm" svg:x2="17.099cm" svg:y2="3.235cm">
          <text:p/>
        </draw:line>
        <draw:line draw:style-name="gr22" draw:text-style-name="P2" draw:layer="layout" svg:x1="17.099cm" svg:y1="3.335cm" svg:x2="17.099cm" svg:y2="3.493cm">
          <text:p/>
        </draw:line>
        <draw:line draw:style-name="gr22" draw:text-style-name="P2" draw:layer="layout" svg:x1="17.099cm" svg:y1="3.595cm" svg:x2="17.099cm" svg:y2="3.752cm">
          <text:p/>
        </draw:line>
        <draw:line draw:style-name="gr22" draw:text-style-name="P2" draw:layer="layout" svg:x1="17.099cm" svg:y1="3.854cm" svg:x2="17.099cm" svg:y2="4.011cm">
          <text:p/>
        </draw:line>
        <draw:line draw:style-name="gr22" draw:text-style-name="P2" draw:layer="layout" svg:x1="17.099cm" svg:y1="4.113cm" svg:x2="17.099cm" svg:y2="4.271cm">
          <text:p/>
        </draw:line>
        <draw:line draw:style-name="gr22" draw:text-style-name="P2" draw:layer="layout" svg:x1="17.099cm" svg:y1="4.372cm" svg:x2="17.099cm" svg:y2="4.53cm">
          <text:p/>
        </draw:line>
        <draw:polyline draw:style-name="gr22" draw:text-style-name="P2" draw:layer="layout" svg:width="0.089cm" svg:height="0.067cm" svg:x="17.009cm" svg:y="4.631cm" svg:viewBox="0 0 90 68" draw:points="90,0 90,68 0,68">
          <text:p/>
        </draw:polyline>
        <draw:line draw:style-name="gr22" draw:text-style-name="P2" draw:layer="layout" svg:x1="16.907cm" svg:y1="4.699cm" svg:x2="16.75cm" svg:y2="4.699cm">
          <text:p/>
        </draw:line>
        <draw:line draw:style-name="gr22" draw:text-style-name="P2" draw:layer="layout" svg:x1="16.648cm" svg:y1="4.699cm" svg:x2="16.491cm" svg:y2="4.699cm">
          <text:p/>
        </draw:line>
        <draw:line draw:style-name="gr22" draw:text-style-name="P2" draw:layer="layout" svg:x1="16.389cm" svg:y1="4.699cm" svg:x2="16.231cm" svg:y2="4.699cm">
          <text:p/>
        </draw:line>
        <draw:line draw:style-name="gr22" draw:text-style-name="P2" draw:layer="layout" svg:x1="16.13cm" svg:y1="4.699cm" svg:x2="15.972cm" svg:y2="4.699cm">
          <text:p/>
        </draw:line>
        <draw:line draw:style-name="gr22" draw:text-style-name="P2" draw:layer="layout" svg:x1="15.871cm" svg:y1="4.699cm" svg:x2="15.713cm" svg:y2="4.699cm">
          <text:p/>
        </draw:line>
        <draw:frame draw:style-name="gr23" draw:text-style-name="P7" draw:layer="layout" svg:width="1.89cm" svg:height="0.39cm" svg:x="14.449cm" svg:y="0.924cm">
          <draw:text-box>
            <text:p><text:span text:style-name="T3">SNAP board</text:span></text:p>
          </draw:text-box>
        </draw:frame>
        <draw:polygon draw:style-name="gr11" draw:text-style-name="P5" draw:layer="layout" svg:width="0.899cm" svg:height="0.399cm" svg:x="14.099cm" svg:y="2.2cm" svg:viewBox="0 0 900 400" draw:points="900,0 900,400 300,400 0,200 300,0">
          <text:p/>
        </draw:polygon>
        <draw:polygon draw:style-name="gr11" draw:text-style-name="P5" draw:layer="layout" svg:width="0.899cm" svg:height="0.399cm" svg:x="14.099cm" svg:y="3cm" svg:viewBox="0 0 900 400" draw:points="900,0 900,400 300,400 0,200 300,0">
          <text:p/>
        </draw:polygon>
        <draw:polygon draw:style-name="gr11" draw:text-style-name="P5" draw:layer="layout" svg:width="0.899cm" svg:height="0.399cm" svg:x="14.099cm" svg:y="3.799cm" svg:viewBox="0 0 900 400" draw:points="900,0 900,400 300,400 0,200 300,0">
          <text:p/>
        </draw:polygon>
        <draw:frame draw:style-name="gr24" draw:text-style-name="P1" draw:layer="layout" svg:width="0.599cm" svg:height="0.314cm" svg:x="14.349cm" svg:y="1.564cm">
          <draw:text-box>
            <text:p><text:span text:style-name="T1">ADC</text:span></text:p>
          </draw:text-box>
        </draw:frame>
        <draw:line draw:style-name="gr2" draw:text-style-name="P2" draw:layer="layout" svg:x1="13.299cm" svg:y1="1.7cm" svg:x2="14.099cm" svg:y2="1.7cm">
          <text:p/>
        </draw:line>
        <draw:line draw:style-name="gr2" draw:text-style-name="P2" draw:layer="layout" svg:x1="13.299cm" svg:y1="1.9cm" svg:x2="13.899cm" svg:y2="1.9cm">
          <text:p/>
        </draw:line>
        <draw:line draw:style-name="gr2" draw:text-style-name="P2" draw:layer="layout" svg:x1="13.299cm" svg:y1="2.1cm" svg:x2="13.699cm" svg:y2="2.1cm">
          <text:p/>
        </draw:line>
        <draw:line draw:style-name="gr2" draw:text-style-name="P2" draw:layer="layout" svg:x1="13.299cm" svg:y1="2.3cm" svg:x2="13.499cm" svg:y2="2.3cm">
          <text:p/>
        </draw:line>
        <draw:line draw:style-name="gr25" draw:text-style-name="P2" draw:layer="layout" svg:x1="13.899cm" svg:y1="2.4cm" svg:x2="13.899cm" svg:y2="1.9cm">
          <text:p/>
        </draw:line>
        <draw:line draw:style-name="gr2" draw:text-style-name="P2" draw:layer="layout" svg:x1="13.699cm" svg:y1="3.2cm" svg:x2="13.699cm" svg:y2="2.1cm">
          <text:p/>
        </draw:line>
        <draw:line draw:style-name="gr2" draw:text-style-name="P2" draw:layer="layout" svg:x1="13.72cm" svg:y1="3.194cm" svg:x2="14.12cm" svg:y2="3.194cm">
          <text:p/>
        </draw:line>
        <draw:line draw:style-name="gr2" draw:text-style-name="P2" draw:layer="layout" svg:x1="13.499cm" svg:y1="3.999cm" svg:x2="14.099cm" svg:y2="3.999cm">
          <text:p/>
        </draw:line>
        <draw:line draw:style-name="gr2" draw:text-style-name="P2" draw:layer="layout" svg:x1="13.499cm" svg:y1="4cm" svg:x2="13.499cm" svg:y2="2.3cm">
          <text:p/>
        </draw:line>
        <draw:frame draw:style-name="gr24" draw:text-style-name="P1" draw:layer="layout" svg:width="0.599cm" svg:height="0.314cm" svg:x="14.349cm" svg:y="2.228cm">
          <draw:text-box>
            <text:p><text:span text:style-name="T1">ADC</text:span></text:p>
          </draw:text-box>
        </draw:frame>
        <draw:frame draw:style-name="gr24" draw:text-style-name="P1" draw:layer="layout" svg:width="0.599cm" svg:height="0.314cm" svg:x="14.349cm" svg:y="3.027cm">
          <draw:text-box>
            <text:p><text:span text:style-name="T1">ADC</text:span></text:p>
          </draw:text-box>
        </draw:frame>
        <draw:frame draw:style-name="gr24" draw:text-style-name="P1" draw:layer="layout" svg:width="0.599cm" svg:height="0.314cm" svg:x="14.349cm" svg:y="3.827cm">
          <draw:text-box>
            <text:p><text:span text:style-name="T1">ADC</text:span></text:p>
          </draw:text-box>
        </draw:frame>
        <draw:polyline draw:style-name="gr26" draw:text-style-name="P2" draw:layer="layout" svg:width="0.18cm" svg:height="0cm" svg:x="15.981cm" svg:y="4.399cm" svg:viewBox="0 0 181 0" draw:points="181,0 118,0 0,0">
          <text:p/>
        </draw:polyline>
        <draw:line draw:style-name="gr26" draw:text-style-name="P2" draw:layer="layout" svg:x1="15.905cm" svg:y1="4.399cm" svg:x2="15.786cm" svg:y2="4.399cm">
          <text:p/>
        </draw:line>
        <draw:line draw:style-name="gr26" draw:text-style-name="P2" draw:layer="layout" svg:x1="15.71cm" svg:y1="4.399cm" svg:x2="15.592cm" svg:y2="4.399cm">
          <text:p/>
        </draw:line>
        <draw:line draw:style-name="gr26" draw:text-style-name="P2" draw:layer="layout" svg:x1="15.516cm" svg:y1="4.399cm" svg:x2="15.398cm" svg:y2="4.399cm">
          <text:p/>
        </draw:line>
        <draw:polyline draw:style-name="gr26" draw:text-style-name="P2" draw:layer="layout" svg:width="0.021cm" svg:height="0.095cm" svg:x="15.299cm" svg:y="4.303cm" svg:viewBox="0 0 22 96" draw:points="22,96 0,96 0,0">
          <text:p/>
        </draw:polyline>
        <draw:line draw:style-name="gr26" draw:text-style-name="P2" draw:layer="layout" svg:x1="15.299cm" svg:y1="4.227cm" svg:x2="15.299cm" svg:y2="4.109cm">
          <text:p/>
        </draw:line>
        <draw:line draw:style-name="gr26" draw:text-style-name="P2" draw:layer="layout" svg:x1="15.299cm" svg:y1="4.033cm" svg:x2="15.299cm" svg:y2="3.914cm">
          <text:p/>
        </draw:line>
        <draw:line draw:style-name="gr26" draw:text-style-name="P2" draw:layer="layout" svg:x1="15.299cm" svg:y1="3.838cm" svg:x2="15.299cm" svg:y2="3.72cm">
          <text:p/>
        </draw:line>
        <draw:line draw:style-name="gr26" draw:text-style-name="P2" draw:layer="layout" svg:x1="15.299cm" svg:y1="3.644cm" svg:x2="15.299cm" svg:y2="3.526cm">
          <text:p/>
        </draw:line>
        <draw:line draw:style-name="gr26" draw:text-style-name="P2" draw:layer="layout" svg:x1="15.299cm" svg:y1="3.449cm" svg:x2="15.299cm" svg:y2="3.331cm">
          <text:p/>
        </draw:line>
        <draw:line draw:style-name="gr26" draw:text-style-name="P2" draw:layer="layout" svg:x1="15.299cm" svg:y1="3.256cm" svg:x2="15.299cm" svg:y2="3.138cm">
          <text:p/>
        </draw:line>
        <draw:line draw:style-name="gr26" draw:text-style-name="P2" draw:layer="layout" svg:x1="15.299cm" svg:y1="3.062cm" svg:x2="15.299cm" svg:y2="2.943cm">
          <text:p/>
        </draw:line>
        <draw:line draw:style-name="gr26" draw:text-style-name="P2" draw:layer="layout" svg:x1="15.299cm" svg:y1="2.867cm" svg:x2="15.299cm" svg:y2="2.749cm">
          <text:p/>
        </draw:line>
        <draw:line draw:style-name="gr26" draw:text-style-name="P2" draw:layer="layout" svg:x1="15.299cm" svg:y1="2.673cm" svg:x2="15.299cm" svg:y2="2.555cm">
          <text:p/>
        </draw:line>
        <draw:line draw:style-name="gr26" draw:text-style-name="P2" draw:layer="layout" svg:x1="15.299cm" svg:y1="2.478cm" svg:x2="15.299cm" svg:y2="2.36cm">
          <text:p/>
        </draw:line>
        <draw:line draw:style-name="gr26" draw:text-style-name="P2" draw:layer="layout" svg:x1="15.299cm" svg:y1="2.284cm" svg:x2="15.299cm" svg:y2="2.166cm">
          <text:p/>
        </draw:line>
        <draw:line draw:style-name="gr26" draw:text-style-name="P2" draw:layer="layout" svg:x1="15.299cm" svg:y1="2.09cm" svg:x2="15.299cm" svg:y2="1.971cm">
          <text:p/>
        </draw:line>
        <draw:line draw:style-name="gr26" draw:text-style-name="P2" draw:layer="layout" svg:x1="15.299cm" svg:y1="1.895cm" svg:x2="15.299cm" svg:y2="1.777cm">
          <text:p/>
        </draw:line>
        <draw:line draw:style-name="gr26" draw:text-style-name="P2" draw:layer="layout" svg:x1="15.299cm" svg:y1="1.701cm" svg:x2="15.299cm" svg:y2="1.583cm">
          <text:p/>
        </draw:line>
        <draw:polyline draw:style-name="gr26" draw:text-style-name="P2" draw:layer="layout" svg:width="0.011cm" svg:height="0.105cm" svg:x="15.299cm" svg:y="1.4cm" svg:viewBox="0 0 12 106" draw:points="0,106 0,0 12,0">
          <text:p/>
        </draw:polyline>
        <draw:line draw:style-name="gr26" draw:text-style-name="P2" draw:layer="layout" svg:x1="15.387cm" svg:y1="1.4cm" svg:x2="15.505cm" svg:y2="1.4cm">
          <text:p/>
        </draw:line>
        <draw:line draw:style-name="gr26" draw:text-style-name="P2" draw:layer="layout" svg:x1="15.581cm" svg:y1="1.4cm" svg:x2="15.7cm" svg:y2="1.4cm">
          <text:p/>
        </draw:line>
        <draw:line draw:style-name="gr26" draw:text-style-name="P2" draw:layer="layout" svg:x1="15.776cm" svg:y1="1.4cm" svg:x2="15.894cm" svg:y2="1.4cm">
          <text:p/>
        </draw:line>
        <draw:line draw:style-name="gr26" draw:text-style-name="P2" draw:layer="layout" svg:x1="15.97cm" svg:y1="1.4cm" svg:x2="16.088cm" svg:y2="1.4cm">
          <text:p/>
        </draw:line>
        <draw:line draw:style-name="gr26" draw:text-style-name="P2" draw:layer="layout" svg:x1="16.165cm" svg:y1="1.4cm" svg:x2="16.283cm" svg:y2="1.4cm">
          <text:p/>
        </draw:line>
        <draw:line draw:style-name="gr26" draw:text-style-name="P2" draw:layer="layout" svg:x1="16.359cm" svg:y1="1.4cm" svg:x2="16.477cm" svg:y2="1.4cm">
          <text:p/>
        </draw:line>
        <draw:line draw:style-name="gr26" draw:text-style-name="P2" draw:layer="layout" svg:x1="16.553cm" svg:y1="1.4cm" svg:x2="16.672cm" svg:y2="1.4cm">
          <text:p/>
        </draw:line>
        <draw:line draw:style-name="gr26" draw:text-style-name="P2" draw:layer="layout" svg:x1="16.748cm" svg:y1="1.4cm" svg:x2="16.866cm" svg:y2="1.4cm">
          <text:p/>
        </draw:line>
        <draw:line draw:style-name="gr26" draw:text-style-name="P2" draw:layer="layout" svg:x1="16.899cm" svg:y1="1.443cm" svg:x2="16.899cm" svg:y2="1.561cm">
          <text:p/>
        </draw:line>
        <draw:line draw:style-name="gr26" draw:text-style-name="P2" draw:layer="layout" svg:x1="16.899cm" svg:y1="1.638cm" svg:x2="16.899cm" svg:y2="1.756cm">
          <text:p/>
        </draw:line>
        <draw:line draw:style-name="gr26" draw:text-style-name="P2" draw:layer="layout" svg:x1="16.899cm" svg:y1="1.832cm" svg:x2="16.899cm" svg:y2="1.95cm">
          <text:p/>
        </draw:line>
        <draw:line draw:style-name="gr26" draw:text-style-name="P2" draw:layer="layout" svg:x1="16.899cm" svg:y1="2.026cm" svg:x2="16.899cm" svg:y2="2.145cm">
          <text:p/>
        </draw:line>
        <draw:line draw:style-name="gr26" draw:text-style-name="P2" draw:layer="layout" svg:x1="16.899cm" svg:y1="2.221cm" svg:x2="16.899cm" svg:y2="2.339cm">
          <text:p/>
        </draw:line>
        <draw:line draw:style-name="gr26" draw:text-style-name="P2" draw:layer="layout" svg:x1="16.899cm" svg:y1="2.415cm" svg:x2="16.899cm" svg:y2="2.533cm">
          <text:p/>
        </draw:line>
        <draw:line draw:style-name="gr26" draw:text-style-name="P2" draw:layer="layout" svg:x1="16.899cm" svg:y1="2.61cm" svg:x2="16.899cm" svg:y2="2.728cm">
          <text:p/>
        </draw:line>
        <draw:line draw:style-name="gr26" draw:text-style-name="P2" draw:layer="layout" svg:x1="16.899cm" svg:y1="2.804cm" svg:x2="16.899cm" svg:y2="2.922cm">
          <text:p/>
        </draw:line>
        <draw:line draw:style-name="gr26" draw:text-style-name="P2" draw:layer="layout" svg:x1="16.899cm" svg:y1="2.998cm" svg:x2="16.899cm" svg:y2="3.117cm">
          <text:p/>
        </draw:line>
        <draw:line draw:style-name="gr26" draw:text-style-name="P2" draw:layer="layout" svg:x1="16.899cm" svg:y1="3.192cm" svg:x2="16.899cm" svg:y2="3.31cm">
          <text:p/>
        </draw:line>
        <draw:line draw:style-name="gr26" draw:text-style-name="P2" draw:layer="layout" svg:x1="16.899cm" svg:y1="3.386cm" svg:x2="16.899cm" svg:y2="3.504cm">
          <text:p/>
        </draw:line>
        <draw:line draw:style-name="gr26" draw:text-style-name="P2" draw:layer="layout" svg:x1="16.899cm" svg:y1="3.581cm" svg:x2="16.899cm" svg:y2="3.699cm">
          <text:p/>
        </draw:line>
        <draw:line draw:style-name="gr26" draw:text-style-name="P2" draw:layer="layout" svg:x1="16.899cm" svg:y1="3.775cm" svg:x2="16.899cm" svg:y2="3.893cm">
          <text:p/>
        </draw:line>
        <draw:line draw:style-name="gr26" draw:text-style-name="P2" draw:layer="layout" svg:x1="16.899cm" svg:y1="3.969cm" svg:x2="16.899cm" svg:y2="4.088cm">
          <text:p/>
        </draw:line>
        <draw:line draw:style-name="gr26" draw:text-style-name="P2" draw:layer="layout" svg:x1="16.899cm" svg:y1="4.164cm" svg:x2="16.899cm" svg:y2="4.282cm">
          <text:p/>
        </draw:line>
        <draw:polyline draw:style-name="gr26" draw:text-style-name="P2" draw:layer="layout" svg:width="0.076cm" svg:height="0.04cm" svg:x="16.822cm" svg:y="4.358cm" svg:viewBox="0 0 77 41" draw:points="77,0 77,41 0,41">
          <text:p/>
        </draw:polyline>
        <draw:line draw:style-name="gr26" draw:text-style-name="P2" draw:layer="layout" svg:x1="16.745cm" svg:y1="4.399cm" svg:x2="16.627cm" svg:y2="4.399cm">
          <text:p/>
        </draw:line>
        <draw:line draw:style-name="gr26" draw:text-style-name="P2" draw:layer="layout" svg:x1="16.551cm" svg:y1="4.399cm" svg:x2="16.433cm" svg:y2="4.399cm">
          <text:p/>
        </draw:line>
        <draw:line draw:style-name="gr26" draw:text-style-name="P2" draw:layer="layout" svg:x1="16.357cm" svg:y1="4.399cm" svg:x2="16.238cm" svg:y2="4.399cm">
          <text:p/>
        </draw:line>
        <draw:frame draw:style-name="gr27" draw:text-style-name="P8" draw:layer="layout" svg:width="0.866cm" svg:height="0.353cm" svg:x="15.549cm" svg:y="2.837cm">
          <draw:text-box>
            <text:p><text:span text:style-name="T4">FPGA</text:span></text:p>
          </draw:text-box>
        </draw:frame>
        <draw:line draw:style-name="gr2" draw:text-style-name="P2" draw:layer="layout" svg:x1="14.999cm" svg:y1="1.7cm" svg:x2="15.299cm" svg:y2="1.7cm">
          <text:p/>
        </draw:line>
        <draw:line draw:style-name="gr2" draw:text-style-name="P2" draw:layer="layout" svg:x1="14.999cm" svg:y1="2.4cm" svg:x2="15.299cm" svg:y2="2.4cm">
          <text:p/>
        </draw:line>
        <draw:line draw:style-name="gr2" draw:text-style-name="P2" draw:layer="layout" svg:x1="14.999cm" svg:y1="3.199cm" svg:x2="15.299cm" svg:y2="3.199cm">
          <text:p/>
        </draw:line>
        <draw:line draw:style-name="gr2" draw:text-style-name="P2" draw:layer="layout" svg:x1="14.999cm" svg:y1="3.994cm" svg:x2="15.299cm" svg:y2="3.994cm">
          <text:p/>
        </draw:line>
        <draw:polygon draw:style-name="gr11" draw:text-style-name="P5" draw:layer="layout" svg:width="1.499cm" svg:height="0.899cm" svg:x="17.499cm" svg:y="1.9cm" svg:viewBox="0 0 1500 900" draw:points="750,900 0,900 0,0 1500,0 1500,900">
          <text:p/>
        </draw:polygon>
        <draw:frame draw:style-name="gr28" draw:text-style-name="P1" draw:layer="layout" svg:width="1.247cm" svg:height="0.314cm" svg:x="17.649cm" svg:y="2.051cm">
          <draw:text-box>
            <text:p><text:span text:style-name="T1">Raspberry </text:span></text:p>
          </draw:text-box>
        </draw:frame>
        <draw:frame draw:style-name="gr29" draw:text-style-name="P1" draw:layer="layout" svg:width="0.239cm" svg:height="0.314cm" svg:x="18.117cm" svg:y="2.364cm">
          <draw:text-box>
            <text:p><text:span text:style-name="T1">Pi</text:span></text:p>
          </draw:text-box>
        </draw:frame>
        <draw:polygon draw:style-name="gr11" draw:text-style-name="P5" draw:layer="layout" svg:width="0.999cm" svg:height="0.699cm" svg:x="17.499cm" svg:y="0.9cm" svg:viewBox="0 0 1000 700" draw:points="500,700 0,700 0,0 1000,0 1000,700">
          <text:p/>
        </draw:polygon>
        <draw:frame draw:style-name="gr30" draw:text-style-name="P1" draw:layer="layout" svg:width="0.518cm" svg:height="0.314cm" svg:x="17.749cm" svg:y="1.128cm">
          <draw:text-box>
            <text:p><text:span text:style-name="T1">GPS</text:span></text:p>
          </draw:text-box>
        </draw:frame>
        <draw:polygon draw:style-name="gr31" draw:text-style-name="P5" draw:layer="layout" svg:width="2.099cm" svg:height="0.899cm" svg:x="10.499cm" svg:y="3.899cm" svg:viewBox="0 0 2100 900" draw:points="1050,900 0,900 0,0 2100,0 2100,900">
          <text:p/>
        </draw:polygon>
        <draw:frame draw:style-name="gr32" draw:text-style-name="P1" draw:layer="layout" svg:width="1.314cm" svg:height="0.314cm" svg:x="10.826cm" svg:y="4.037cm">
          <draw:text-box>
            <text:p><text:span text:style-name="T1">Valon 5007</text:span></text:p>
          </draw:text-box>
        </draw:frame>
        <draw:frame draw:style-name="gr33" draw:text-style-name="P1" draw:layer="layout" svg:width="1.784cm" svg:height="0.314cm" svg:x="10.591cm" svg:y="4.35cm">
          <draw:text-box>
            <text:p><text:span text:style-name="T1">250 MHz clock</text:span></text:p>
          </draw:text-box>
        </draw:frame>
        <draw:line draw:style-name="gr2" draw:text-style-name="P2" draw:layer="layout" svg:x1="17.099cm" svg:y1="2.3cm" svg:x2="17.499cm" svg:y2="2.3cm">
          <text:p/>
        </draw:line>
        <draw:line draw:style-name="gr2" draw:text-style-name="P2" draw:layer="layout" svg:x1="17.999cm" svg:y1="1.9cm" svg:x2="17.999cm" svg:y2="1.6cm">
          <text:p/>
        </draw:line>
        <draw:line draw:style-name="gr2" draw:text-style-name="P2" draw:layer="layout" svg:x1="12.599cm" svg:y1="4.399cm" svg:x2="13.999cm" svg:y2="4.399cm">
          <text:p/>
        </draw:line>
        <draw:path draw:style-name="gr2" draw:text-style-name="P2" draw:layer="layout" svg:width="7.2cm" svg:height="0.3cm" svg:x="6.199cm" svg:y="0.6cm" svg:viewBox="0 0 7201 301" svg:d="M7201 301c0-76-300-151-600-151h-2407c-300 0-601-75-601-150 0 75-300 150-600 150h-2392c-300 0-601 75-601 151">
          <text:p/>
        </draw:path>
        <draw:polygon draw:style-name="gr11" draw:text-style-name="P5" draw:layer="layout" svg:width="0cm" svg:height="0cm" svg:x="13.399cm" svg:y="0.6cm" svg:viewBox="0 0 0 0" draw:points="0,0">
          <text:p/>
        </draw:polygon>
        <draw:polygon draw:style-name="gr11" draw:text-style-name="P5" draw:layer="layout" svg:width="0cm" svg:height="0cm" svg:x="6.199cm" svg:y="0.901cm" svg:viewBox="0 0 0 0" draw:points="0,0">
          <text:p/>
        </draw:polygon>
        <draw:frame draw:style-name="gr34" draw:text-style-name="P9" draw:layer="layout" svg:width="1.983cm" svg:height="0.4cm" svg:x="3.295cm" svg:y="5.278cm">
          <draw:text-box>
            <text:p><text:span text:style-name="T5">12V battery bank</text:span></text:p>
          </draw:text-box>
        </draw:frame>
        <draw:polygon draw:style-name="gr35" draw:text-style-name="P5" draw:layer="layout" svg:width="2.299cm" svg:height="0.399cm" svg:x="3.2cm" svg:y="5.234cm" svg:viewBox="0 0 2300 400" draw:points="1150,400 0,400 0,0 2300,0 2300,400">
          <text:p/>
        </draw:polygon>
        <draw:polygon draw:style-name="gr35" draw:text-style-name="P5" draw:layer="layout" svg:width="1.699cm" svg:height="0.91cm" svg:x="17.499cm" svg:y="3.488cm" svg:viewBox="0 0 1700 911" draw:points="850,911 0,911 0,0 1700,0 1700,911">
          <text:p/>
        </draw:polygon>
        <draw:frame draw:style-name="gr36" draw:text-style-name="P9" draw:layer="layout" svg:width="1.238cm" svg:height="0.314cm" svg:x="17.766cm" svg:y="3.633cm">
          <draw:text-box>
            <text:p><text:span text:style-name="T5">Regulated </text:span></text:p>
          </draw:text-box>
        </draw:frame>
        <draw:frame draw:style-name="gr37" draw:text-style-name="P9" draw:layer="layout" svg:width="0.95cm" svg:height="0.314cm" svg:x="17.874cm" svg:y="3.946cm">
          <draw:text-box>
            <text:p><text:span text:style-name="T5">12 VDC</text:span></text:p>
          </draw:text-box>
        </draw:frame>
        <draw:polygon draw:style-name="gr35" draw:text-style-name="P5" draw:layer="layout" svg:width="1.699cm" svg:height="0.91cm" svg:x="6.1cm" svg:y="3.888cm" svg:viewBox="0 0 1700 911" draw:points="850,911 0,911 0,0 1700,0 1700,911">
          <text:p/>
        </draw:polygon>
        <draw:frame draw:style-name="gr36" draw:text-style-name="P9" draw:layer="layout" svg:width="1.238cm" svg:height="0.314cm" svg:x="6.367cm" svg:y="4.033cm">
          <draw:text-box>
            <text:p><text:span text:style-name="T5">Regulated </text:span></text:p>
          </draw:text-box>
        </draw:frame>
        <draw:frame draw:style-name="gr37" draw:text-style-name="P9" draw:layer="layout" svg:width="0.95cm" svg:height="0.314cm" svg:x="6.475cm" svg:y="4.346cm">
          <draw:text-box>
            <text:p><text:span text:style-name="T5">16 VDC</text:span></text:p>
          </draw:text-box>
        </draw:frame>
        <draw:polygon draw:style-name="gr35" draw:text-style-name="P5" draw:layer="layout" svg:width="1.699cm" svg:height="0.91cm" svg:x="8cm" svg:y="3.888cm" svg:viewBox="0 0 1700 911" draw:points="850,911 0,911 0,0 1700,0 1700,911">
          <text:p/>
        </draw:polygon>
        <draw:frame draw:style-name="gr36" draw:text-style-name="P9" draw:layer="layout" svg:width="1.238cm" svg:height="0.314cm" svg:x="8.267cm" svg:y="4.033cm">
          <draw:text-box>
            <text:p><text:span text:style-name="T5">Regulated </text:span></text:p>
          </draw:text-box>
        </draw:frame>
        <draw:frame draw:style-name="gr38" draw:text-style-name="P9" draw:layer="layout" svg:width="0.806cm" svg:height="0.314cm" svg:x="8.447cm" svg:y="4.346cm">
          <draw:text-box>
            <text:p><text:span text:style-name="T5">5 VDC</text:span></text:p>
          </draw:text-box>
        </draw:frame>
        <draw:line draw:style-name="gr39" draw:text-style-name="P2" draw:layer="layout" svg:x1="5.5cm" svg:y1="5.434cm" svg:x2="18.299cm" svg:y2="5.434cm">
          <text:p/>
        </draw:line>
        <draw:line draw:style-name="gr39" draw:text-style-name="P2" draw:layer="layout" svg:x1="18.3cm" svg:y1="5.434cm" svg:x2="18.299cm" svg:y2="4.583cm">
          <text:p/>
        </draw:line>
        <draw:polygon draw:style-name="gr40" draw:text-style-name="P10" draw:layer="layout" svg:width="0.251cm" svg:height="0.2cm" svg:x="18.173cm" svg:y="4.399cm" svg:viewBox="0 0 252 201" draw:points="126,0 0,201 252,201">
          <text:p/>
        </draw:polygon>
        <draw:line draw:style-name="gr39" draw:text-style-name="P2" draw:layer="layout" svg:x1="17.499cm" svg:y1="3.899cm" svg:x2="17.283cm" svg:y2="3.899cm">
          <text:p/>
        </draw:line>
        <draw:polygon draw:style-name="gr40" draw:text-style-name="P10" draw:layer="layout" svg:width="0.2cm" svg:height="0.251cm" svg:x="17.099cm" svg:y="3.773cm" svg:viewBox="0 0 201 252" draw:points="0,126 201,252 201,0">
          <text:p/>
        </draw:polygon>
        <draw:line draw:style-name="gr2" draw:text-style-name="P2" draw:layer="layout" svg:x1="9.7cm" svg:y1="4.399cm" svg:x2="10.5cm" svg:y2="4.399cm">
          <text:p/>
        </draw:line>
        <draw:line draw:style-name="gr39" draw:text-style-name="P2" draw:layer="layout" svg:x1="6.9cm" svg:y1="3.9cm" svg:x2="6.9cm" svg:y2="2.584cm">
          <text:p/>
        </draw:line>
        <draw:polygon draw:style-name="gr40" draw:text-style-name="P10" draw:layer="layout" svg:width="0.251cm" svg:height="0.2cm" svg:x="6.774cm" svg:y="2.4cm" svg:viewBox="0 0 252 201" draw:points="126,0 0,201 252,201">
          <text:p/>
        </draw:polygon>
        <draw:line draw:style-name="gr39" draw:text-style-name="P2" draw:layer="layout" svg:x1="8.5cm" svg:y1="3.9cm" svg:x2="8.5cm" svg:y2="2.584cm">
          <text:p/>
        </draw:line>
        <draw:polygon draw:style-name="gr40" draw:text-style-name="P10" draw:layer="layout" svg:width="0.251cm" svg:height="0.2cm" svg:x="8.374cm" svg:y="2.4cm" svg:viewBox="0 0 252 201" draw:points="126,0 0,201 252,201">
          <text:p/>
        </draw:polygon>
        <draw:line draw:style-name="gr39" draw:text-style-name="P2" draw:layer="layout" svg:x1="6.9cm" svg:y1="4.999cm" svg:x2="6.9cm" svg:y2="4.983cm">
          <text:p/>
        </draw:line>
        <draw:polygon draw:style-name="gr40" draw:text-style-name="P10" draw:layer="layout" svg:width="0.251cm" svg:height="0.2cm" svg:x="6.774cm" svg:y="4.799cm" svg:viewBox="0 0 252 201" draw:points="126,0 0,201 252,201">
          <text:p/>
        </draw:polygon>
        <draw:line draw:style-name="gr39" draw:text-style-name="P2" draw:layer="layout" svg:x1="8.5cm" svg:y1="4.999cm" svg:x2="8.5cm" svg:y2="4.983cm">
          <text:p/>
        </draw:line>
        <draw:polygon draw:style-name="gr40" draw:text-style-name="P10" draw:layer="layout" svg:width="0.251cm" svg:height="0.234cm" svg:x="8.374cm" svg:y="4.799cm" svg:viewBox="0 0 252 235" draw:points="126,0 0,235 252,235">
          <text:p/>
        </draw:polygon>
        <draw:line draw:style-name="gr39" draw:text-style-name="P2" draw:layer="layout" svg:x1="0.291cm" svg:y1="5.599cm" svg:x2="0.991cm" svg:y2="5.599cm">
          <text:p/>
        </draw:line>
        <draw:line draw:style-name="gr2" draw:text-style-name="P2" draw:layer="layout" svg:x1="0.291cm" svg:y1="5.299cm" svg:x2="0.991cm" svg:y2="5.299cm">
          <text:p/>
        </draw:line>
        <draw:frame draw:style-name="gr41" draw:text-style-name="P1" draw:layer="layout" svg:width="1.293cm" svg:height="0.314cm" svg:x="1.141cm" svg:y="5.127cm">
          <draw:text-box>
            <text:p><text:span text:style-name="T1">Signal/data</text:span></text:p>
          </draw:text-box>
        </draw:frame>
        <draw:frame draw:style-name="gr42" draw:text-style-name="P1" draw:layer="layout" svg:width="0.726cm" svg:height="0.314cm" svg:x="1.141cm" svg:y="5.44cm">
          <draw:text-box>
            <text:p><text:span text:style-name="T1">Power</text:span></text:p>
          </draw:text-box>
        </draw:frame>
        <draw:polygon draw:style-name="gr43" draw:text-style-name="P11" draw:layer="layout" svg:width="2.508cm" svg:height="0.899cm" svg:x="0.09cm" svg:y="4.999cm" svg:viewBox="0 0 2509 900" draw:points="1255,900 0,900 0,0 2509,0 2509,900">
          <text:p/>
        </draw:polygon>
        <draw:polygon draw:style-name="gr43" draw:text-style-name="P11" draw:layer="layout" svg:width="0.899cm" svg:height="0.399cm" svg:x="14.099cm" svg:y="1.5cm" svg:viewBox="0 0 900 400" draw:points="900,0 900,400 300,400 0,200 300,0">
          <text:p/>
        </draw:polygon>
        <draw:line draw:style-name="gr44" draw:text-style-name="P2" draw:layer="layout" svg:x1="14.099cm" svg:y1="2.4cm" svg:x2="13.899cm" svg:y2="2.4cm">
          <text:p/>
        </draw:line>
        <draw:frame draw:style-name="gr45" draw:text-style-name="P12" draw:layer="layout" svg:width="0.417cm" svg:height="0.239cm" svg:x="14.479cm" svg:y="4.224cm">
          <draw:text-box>
            <text:p><text:span text:style-name="T6">250 </text:span></text:p>
          </draw:text-box>
        </draw:frame>
        <draw:frame draw:style-name="gr46" draw:text-style-name="P12" draw:layer="layout" svg:width="0.971cm" svg:height="0.239cm" svg:x="14.202cm" svg:y="4.462cm">
          <draw:text-box>
            <text:p><text:span text:style-name="T6">Msampl/s</text:span></text:p>
          </draw:text-box>
        </draw:frame>
        <draw:line draw:style-name="gr39" draw:text-style-name="P2" draw:layer="layout" svg:x1="8.5cm" svg:y1="5.434cm" svg:x2="8.5cm" svg:y2="4.934cm">
          <text:p/>
        </draw:line>
        <draw:line draw:style-name="gr39" draw:text-style-name="P2" draw:layer="layout" svg:x1="6.9cm" svg:y1="5.434cm" svg:x2="6.899cm" svg:y2="4.7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3333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34cm" fo:margin-bottom="0cm" fo:margin-left="1cm" fo:margin-right="1cm" fo:page-width="2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. Chiang</meta:initial-creator>
    <meta:creation-date>2020-03-31T09:27:54.852439544</meta:creation-date>
    <dc:date>2020-10-07T14:15:19.978557589</dc:date>
    <meta:editing-duration>PT8H8M5S</meta:editing-duration>
    <meta:editing-cycles>49</meta:editing-cycles>
    <meta:generator>LibreOffice/5.1.6.2$Linux_X86_64 LibreOffice_project/10m0$Build-2</meta:generator>
    <meta:document-statistic meta:object-count="429"/>
  </office:meta>
</office:document-meta>
</file>